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61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tep 1" table:style-name="ta1">
        <table:table-column table:style-name="co1" table:default-cell-style-name="ce7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ce6" office:value-type="string" calcext:value-type="string" table:number-columns-spanned="4" table:number-rows-spanned="1">
            <text:p>a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6" office:value-type="string" calcext:value-type="string" table:number-columns-spanned="3" table:number-rows-spanned="1">
            <text:p>dt</text:p>
          </table:table-cell>
          <table:covered-table-cell table:number-columns-repeated="2"/>
          <table:table-cell/>
          <table:table-cell table:style-name="ce6" office:value-type="string" calcext:value-type="string" table:number-columns-spanned="5" table:number-rows-spanned="1">
            <text:p>RK step 1</text:p>
          </table:table-cell>
          <table:covered-table-cell table:style-name="Default"/>
          <table:covered-table-cell table:number-columns-repeated="3"/>
          <table:table-cell/>
          <table:table-cell table:style-name="ce6" office:value-type="string" calcext:value-type="string" table:number-columns-spanned="5" table:number-rows-spanned="1">
            <text:p>RK step 2</text:p>
          </table:table-cell>
          <table:covered-table-cell table:style-name="Default"/>
          <table:covered-table-cell table:number-columns-repeated="3"/>
          <table:table-cell/>
          <table:table-cell table:style-name="ce6" office:value-type="string" calcext:value-type="string" table:number-columns-spanned="5" table:number-rows-spanned="1">
            <text:p>RK step 3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6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a_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 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t_matlab</text:p>
          </table:table-cell>
          <table:table-cell office:value-type="string" calcext:value-type="string">
            <text:p>difference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</table:table-row>
        <table:table-row table:style-name="ro2">
          <table:table-cell office:value-type="string" calcext:value-type="string">
            <text:p>i, a = -2, 7.294047947308124e-01</text:p>
          </table:table-cell>
          <table:table-cell table:formula="of:=RIGHT([.A3]; LEN([.A3])-10)" office:value-type="string" office:string-value=" 7.294047947308124e-01" calcext:value-type="string">
            <text:p><text:s/>7.294047947308124e-01</text:p>
          </table:table-cell>
          <table:table-cell office:value-type="float" office:value="0.729404794730812" calcext:value-type="float">
            <text:p>0.729404794730812</text:p>
          </table:table-cell>
          <table:table-cell table:formula="of:=ABS([.B3]-[.C3])" office:value-type="float" office:value="0" calcext:value-type="float">
            <text:p>0</text:p>
          </table:table-cell>
          <table:table-cell table:formula="of:=MAX(ABS([.D3:.D40]))" office:value-type="float" office:value="0" calcext:value-type="float">
            <text:p>0</text:p>
          </table:table-cell>
          <table:table-cell/>
          <table:table-cell table:style-name="ce7" office:value-type="float" office:value="0.025835819737457" calcext:value-type="float">
            <text:p>0.025835819737457</text:p>
          </table:table-cell>
          <table:table-cell office:value-type="float" office:value="0.025835819737457" calcext:value-type="float">
            <text:p>0.025835819737457</text:p>
          </table:table-cell>
          <table:table-cell table:formula="of:=[.G3]-[.H3]" office:value-type="float" office:value="0" calcext:value-type="float">
            <text:p>0</text:p>
          </table:table-cell>
          <table:table-cell/>
          <table:table-cell office:value-type="string" calcext:value-type="string">
            <text:p>i, phi1 = -2, 2.000000000000000e+00</text:p>
          </table:table-cell>
          <table:table-cell table:formula="of:=RIGHT([.K3]; LEN([.K3])-13)" office:value-type="string" office:string-value=" 2.000000000000000e+00" calcext:value-type="string">
            <text:p><text:s/>2.000000000000000e+00</text:p>
          </table:table-cell>
          <table:table-cell office:value-type="float" office:value="2" calcext:value-type="float">
            <text:p>2</text:p>
          </table:table-cell>
          <table:table-cell table:formula="of:=[.L3]-[.M3]" office:value-type="float" office:value="0" calcext:value-type="float">
            <text:p>0</text:p>
          </table:table-cell>
          <table:table-cell table:formula="of:=MAX(ABS([.N3:.N40]))" office:value-type="float" office:value="0" calcext:value-type="float">
            <text:p>0</text:p>
          </table:table-cell>
          <table:table-cell/>
          <table:table-cell office:value-type="string" calcext:value-type="string">
            <text:p>i, phi2 = -2, 2.000000000000000e+00</text:p>
          </table:table-cell>
          <table:table-cell table:formula="of:=RIGHT([.Q3]; LEN([.Q3])-13)" office:value-type="string" office:string-value=" 2.000000000000000e+00" calcext:value-type="string">
            <text:p><text:s/>2.000000000000000e+00</text:p>
          </table:table-cell>
          <table:table-cell office:value-type="float" office:value="2" calcext:value-type="float">
            <text:p>2</text:p>
          </table:table-cell>
          <table:table-cell table:formula="of:=[.R3]-[.S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-2, 1.958237680671775e+00</text:p>
          </table:table-cell>
          <table:table-cell table:formula="of:=RIGHT([.W3]; LEN([.W3])-12)" office:value-type="string" office:string-value=" 1.958237680671775e+00" calcext:value-type="string">
            <text:p><text:s/>1.958237680671775e+00</text:p>
          </table:table-cell>
          <table:table-cell office:value-type="float" office:value="1.95823768067177" calcext:value-type="float">
            <text:p>1.95823768067177</text:p>
          </table:table-cell>
          <table:table-cell table:formula="of:=[.X3]-[.Y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-1, 7.294047947308129e-01</text:p>
          </table:table-cell>
          <table:table-cell table:formula="of:=RIGHT([.A4]; LEN([.A4])-10)" office:value-type="string" office:string-value=" 7.294047947308129e-01" calcext:value-type="string">
            <text:p><text:s/>7.294047947308129e-01</text:p>
          </table:table-cell>
          <table:table-cell office:value-type="float" office:value="0.729404794730813" calcext:value-type="float">
            <text:p>0.729404794730813</text:p>
          </table:table-cell>
          <table:table-cell table:formula="of:=ABS([.B4]-[.C4]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office:value-type="string" calcext:value-type="string">
            <text:p>i, phi1 = -1, 2.000000000000000e+00</text:p>
          </table:table-cell>
          <table:table-cell table:formula="of:=RIGHT([.K4]; LEN([.K4])-13)" office:value-type="string" office:string-value=" 2.000000000000000e+00" calcext:value-type="string">
            <text:p><text:s/>2.000000000000000e+00</text:p>
          </table:table-cell>
          <table:table-cell office:value-type="float" office:value="2" calcext:value-type="float">
            <text:p>2</text:p>
          </table:table-cell>
          <table:table-cell table:formula="of:=[.L4]-[.M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-1, 1.873742838056970e+00</text:p>
          </table:table-cell>
          <table:table-cell table:formula="of:=RIGHT([.Q4]; LEN([.Q4])-13)" office:value-type="string" office:string-value=" 1.873742838056970e+00" calcext:value-type="string">
            <text:p><text:s/>1.873742838056970e+00</text:p>
          </table:table-cell>
          <table:table-cell office:value-type="float" office:value="1.87374283805697" calcext:value-type="float">
            <text:p>1.87374283805697</text:p>
          </table:table-cell>
          <table:table-cell table:formula="of:=[.R4]-[.S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-1, 1.832977265281172e+00</text:p>
          </table:table-cell>
          <table:table-cell table:formula="of:=RIGHT([.W4]; LEN([.W4])-12)" office:value-type="string" office:string-value=" 1.832977265281172e+00" calcext:value-type="string">
            <text:p><text:s/>1.832977265281172e+00</text:p>
          </table:table-cell>
          <table:table-cell office:value-type="float" office:value="1.83297726528117" calcext:value-type="float">
            <text:p>1.83297726528117</text:p>
          </table:table-cell>
          <table:table-cell table:formula="of:=[.X4]-[.Y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0, 1.649438164979347e+00</text:p>
          </table:table-cell>
          <table:table-cell table:formula="of:=RIGHT([.A5]; LEN([.A5])-10)" office:value-type="string" office:string-value="1.649438164979347e+00" calcext:value-type="string">
            <text:p>1.649438164979347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5]-[.C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0, 1.064368090209848e+00</text:p>
          </table:table-cell>
          <table:table-cell table:formula="of:=RIGHT([.K5]; LEN([.K5])-13)" office:value-type="string" office:string-value="1.064368090209848e+00" calcext:value-type="string">
            <text:p>1.064368090209848e+00</text:p>
          </table:table-cell>
          <table:table-cell office:value-type="float" office:value="1.06436809020985" calcext:value-type="float">
            <text:p>1.06436809020985</text:p>
          </table:table-cell>
          <table:table-cell table:formula="of:=[.L5]-[.M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0, 1.723304733170349e+00</text:p>
          </table:table-cell>
          <table:table-cell table:formula="of:=RIGHT([.Q5]; LEN([.Q5])-13)" office:value-type="string" office:string-value="1.723304733170349e+00" calcext:value-type="string">
            <text:p>1.723304733170349e+00</text:p>
          </table:table-cell>
          <table:table-cell office:value-type="float" office:value="1.72330473317035" calcext:value-type="float">
            <text:p>1.72330473317035</text:p>
          </table:table-cell>
          <table:table-cell table:formula="of:=[.R5]-[.S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0, 1.350581492216800e+00</text:p>
          </table:table-cell>
          <table:table-cell table:formula="of:=RIGHT([.W5]; LEN([.W5])-12)" office:value-type="string" office:string-value="1.350581492216800e+00" calcext:value-type="string">
            <text:p>1.350581492216800e+00</text:p>
          </table:table-cell>
          <table:table-cell office:value-type="float" office:value="1.3505814922168" calcext:value-type="float">
            <text:p>1.3505814922168</text:p>
          </table:table-cell>
          <table:table-cell table:formula="of:=[.X5]-[.Y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, 2.950561835020654e+00</text:p>
          </table:table-cell>
          <table:table-cell table:formula="of:=RIGHT([.A6]; LEN([.A6])-10)" office:value-type="string" office:string-value="2.950561835020654e+00" calcext:value-type="string">
            <text:p>2.950561835020654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6]-[.C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, 9.356319097901524e-01</text:p>
          </table:table-cell>
          <table:table-cell table:formula="of:=RIGHT([.K6]; LEN([.K6])-13)" office:value-type="string" office:string-value="9.356319097901524e-01" calcext:value-type="string">
            <text:p>9.356319097901524e-01</text:p>
          </table:table-cell>
          <table:table-cell office:value-type="float" office:value="0.935631909790152" calcext:value-type="float">
            <text:p>0.935631909790152</text:p>
          </table:table-cell>
          <table:table-cell table:formula="of:=[.L6]-[.M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, 2.766952668296512e-01</text:p>
          </table:table-cell>
          <table:table-cell table:formula="of:=RIGHT([.Q6]; LEN([.Q6])-13)" office:value-type="string" office:string-value="2.766952668296512e-01" calcext:value-type="string">
            <text:p>2.766952668296512e-01</text:p>
          </table:table-cell>
          <table:table-cell office:value-type="float" office:value="0.276695266829651" calcext:value-type="float">
            <text:p>0.276695266829651</text:p>
          </table:table-cell>
          <table:table-cell table:formula="of:=[.R6]-[.S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, 6.494185077832000e-01</text:p>
          </table:table-cell>
          <table:table-cell table:formula="of:=RIGHT([.W6]; LEN([.W6])-12)" office:value-type="string" office:string-value="6.494185077832000e-01" calcext:value-type="string">
            <text:p>6.494185077832000e-01</text:p>
          </table:table-cell>
          <table:table-cell office:value-type="float" office:value="0.6494185077832" calcext:value-type="float">
            <text:p>0.6494185077832</text:p>
          </table:table-cell>
          <table:table-cell table:formula="of:=[.X6]-[.Y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, 3.870595205269187e+00</text:p>
          </table:table-cell>
          <table:table-cell table:formula="of:=RIGHT([.A7]; LEN([.A7])-10)" office:value-type="string" office:string-value="3.870595205269187e+00" calcext:value-type="string">
            <text:p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7]-[.C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, 0.000000000000000e+00</text:p>
          </table:table-cell>
          <table:table-cell table:formula="of:=RIGHT([.K7]; LEN([.K7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L7]-[.M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, 1.262571619430300e-01</text:p>
          </table:table-cell>
          <table:table-cell table:formula="of:=RIGHT([.Q7]; LEN([.Q7])-13)" office:value-type="string" office:string-value="1.262571619430300e-01" calcext:value-type="string">
            <text:p>1.262571619430300e-01</text:p>
          </table:table-cell>
          <table:table-cell office:value-type="float" office:value="0.12625716194303" calcext:value-type="float">
            <text:p>0.12625716194303</text:p>
          </table:table-cell>
          <table:table-cell table:formula="of:=[.R7]-[.S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, 1.670227347188279e-01</text:p>
          </table:table-cell>
          <table:table-cell table:formula="of:=RIGHT([.W7]; LEN([.W7])-12)" office:value-type="string" office:string-value="1.670227347188279e-01" calcext:value-type="string">
            <text:p>1.670227347188279e-01</text:p>
          </table:table-cell>
          <table:table-cell office:value-type="float" office:value="0.167022734718828" calcext:value-type="float">
            <text:p>0.167022734718828</text:p>
          </table:table-cell>
          <table:table-cell table:formula="of:=[.X7]-[.Y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, 3.870595205269187e+00</text:p>
          </table:table-cell>
          <table:table-cell table:formula="of:=RIGHT([.A8]; LEN([.A8])-10)" office:value-type="string" office:string-value="3.870595205269187e+00" calcext:value-type="string">
            <text:p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8]-[.C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, 3.532127096076254e-21</text:p>
          </table:table-cell>
          <table:table-cell table:formula="of:=RIGHT([.K8]; LEN([.K8])-13)" office:value-type="string" office:string-value="3.532127096076254e-21" calcext:value-type="string">
            <text:p>3.532127096076254e-21</text:p>
          </table:table-cell>
          <table:table-cell table:style-name="ce10" office:value-type="float" office:value="3.53212709607625E-021" calcext:value-type="float">
            <text:p>3.53E-21</text:p>
          </table:table-cell>
          <table:table-cell table:formula="of:=[.L8]-[.M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, 8.830317740190635e-22</text:p>
          </table:table-cell>
          <table:table-cell table:formula="of:=RIGHT([.Q8]; LEN([.Q8])-13)" office:value-type="string" office:string-value="8.830317740190635e-22" calcext:value-type="string">
            <text:p>8.830317740190635e-22</text:p>
          </table:table-cell>
          <table:table-cell table:style-name="ce10" office:value-type="float" office:value="8.83031774019063E-022" calcext:value-type="float">
            <text:p>8.83E-22</text:p>
          </table:table-cell>
          <table:table-cell table:formula="of:=[.R8]-[.S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, 4.176231932822552e-02</text:p>
          </table:table-cell>
          <table:table-cell table:formula="of:=RIGHT([.W8]; LEN([.W8])-12)" office:value-type="string" office:string-value="4.176231932822552e-02" calcext:value-type="string">
            <text:p>4.176231932822552e-02</text:p>
          </table:table-cell>
          <table:table-cell office:value-type="float" office:value="0.0417623193282255" calcext:value-type="float">
            <text:p>0.041762319328226</text:p>
          </table:table-cell>
          <table:table-cell table:formula="of:=[.X8]-[.Y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4, 2.950561835020652e+00</text:p>
          </table:table-cell>
          <table:table-cell table:formula="of:=RIGHT([.A9]; LEN([.A9])-10)" office:value-type="string" office:string-value="2.950561835020652e+00" calcext:value-type="string">
            <text:p>2.950561835020652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9]-[.C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4, 0.000000000000000e+00</text:p>
          </table:table-cell>
          <table:table-cell table:formula="of:=RIGHT([.K9]; LEN([.K9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L9]-[.M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4, 6.993574967196764e-21</text:p>
          </table:table-cell>
          <table:table-cell table:formula="of:=RIGHT([.Q9]; LEN([.Q9])-13)" office:value-type="string" office:string-value="6.993574967196764e-21" calcext:value-type="string">
            <text:p>6.993574967196764e-21</text:p>
          </table:table-cell>
          <table:table-cell table:style-name="ce10" office:value-type="float" office:value="6.99357496719677E-021" calcext:value-type="float">
            <text:p>6.99E-21</text:p>
          </table:table-cell>
          <table:table-cell table:formula="of:=[.R9]-[.S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4, -7.686986309004039e-17</text:p>
          </table:table-cell>
          <table:table-cell table:formula="of:=RIGHT([.W9]; LEN([.W9])-12)" office:value-type="string" office:string-value="-7.686986309004039e-17" calcext:value-type="string">
            <text:p>-7.686986309004039e-17</text:p>
          </table:table-cell>
          <table:table-cell table:style-name="ce10" office:value-type="float" office:value="-7.61645922141381E-017" calcext:value-type="float">
            <text:p>-7.62E-17</text:p>
          </table:table-cell>
          <table:table-cell table:formula="of:=[.X9]-[.Y9]" office:value-type="float" office:value="-7.05270875902293E-019" calcext:value-type="float">
            <text:p>-7.05270875902293E-19</text:p>
          </table:table-cell>
          <table:table-cell/>
        </table:table-row>
        <table:table-row table:style-name="ro2">
          <table:table-cell office:value-type="string" calcext:value-type="string">
            <text:p>i, a = 5, 1.649438164979347e+00</text:p>
          </table:table-cell>
          <table:table-cell table:formula="of:=RIGHT([.A10]; LEN([.A10])-10)" office:value-type="string" office:string-value="1.649438164979347e+00" calcext:value-type="string">
            <text:p>1.649438164979347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10]-[.C1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5, 0.000000000000000e+00</text:p>
          </table:table-cell>
          <table:table-cell table:formula="of:=RIGHT([.K10]; LEN([.K10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L10]-[.M1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5, -7.526006888933590e-23</text:p>
          </table:table-cell>
          <table:table-cell table:formula="of:=RIGHT([.Q10]; LEN([.Q10])-13)" office:value-type="string" office:string-value="-7.526006888933590e-23" calcext:value-type="string">
            <text:p>-7.526006888933590e-23</text:p>
          </table:table-cell>
          <table:table-cell table:style-name="ce10" office:value-type="float" office:value="-7.52600688893359E-023" calcext:value-type="float">
            <text:p>-7.53E-23</text:p>
          </table:table-cell>
          <table:table-cell table:formula="of:=[.R10]-[.S1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5, 3.989809511669688e-18</text:p>
          </table:table-cell>
          <table:table-cell table:formula="of:=RIGHT([.W10]; LEN([.W10])-12)" office:value-type="string" office:string-value="3.989809511669688e-18" calcext:value-type="string">
            <text:p>3.989809511669688e-18</text:p>
          </table:table-cell>
          <table:table-cell table:style-name="ce10" office:value-type="float" office:value="3.98980951166969E-018" calcext:value-type="float">
            <text:p>3.99E-18</text:p>
          </table:table-cell>
          <table:table-cell table:formula="of:=[.X10]-[.Y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6, 7.294047947308124e-01</text:p>
          </table:table-cell>
          <table:table-cell table:formula="of:=RIGHT([.A11]; LEN([.A11])-10)" office:value-type="string" office:string-value="7.294047947308124e-01" calcext:value-type="string">
            <text:p>7.294047947308124e-01</text:p>
          </table:table-cell>
          <table:table-cell office:value-type="float" office:value="0.729404794730812" calcext:value-type="float">
            <text:p>0.729404794730812</text:p>
          </table:table-cell>
          <table:table-cell table:formula="of:=ABS([.B11]-[.C1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6, 0.000000000000000e+00</text:p>
          </table:table-cell>
          <table:table-cell table:formula="of:=RIGHT([.K11]; LEN([.K11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L11]-[.M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6, 4.437475035655769e-24</text:p>
          </table:table-cell>
          <table:table-cell table:formula="of:=RIGHT([.Q11]; LEN([.Q11])-13)" office:value-type="string" office:string-value="4.437475035655769e-24" calcext:value-type="string">
            <text:p>4.437475035655769e-24</text:p>
          </table:table-cell>
          <table:table-cell table:style-name="ce10" office:value-type="float" office:value="4.43747503565577E-024" calcext:value-type="float">
            <text:p>4.44E-24</text:p>
          </table:table-cell>
          <table:table-cell table:formula="of:=[.R11]-[.S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6, -1.775191664426707e-22</text:p>
          </table:table-cell>
          <table:table-cell table:formula="of:=RIGHT([.W11]; LEN([.W11])-12)" office:value-type="string" office:string-value="-1.775191664426707e-22" calcext:value-type="string">
            <text:p>-1.775191664426707e-22</text:p>
          </table:table-cell>
          <table:table-cell table:style-name="ce10" office:value-type="float" office:value="-1.77519166442671E-022" calcext:value-type="float">
            <text:p>-1.78E-22</text:p>
          </table:table-cell>
          <table:table-cell table:formula="of:=[.X11]-[.Y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7, 7.294047947308124e-01</text:p>
          </table:table-cell>
          <table:table-cell table:formula="of:=RIGHT([.A12]; LEN([.A12])-10)" office:value-type="string" office:string-value="7.294047947308124e-01" calcext:value-type="string">
            <text:p>7.294047947308124e-01</text:p>
          </table:table-cell>
          <table:table-cell office:value-type="float" office:value="0.729404794730812" calcext:value-type="float">
            <text:p>0.729404794730812</text:p>
          </table:table-cell>
          <table:table-cell table:formula="of:=ABS([.B12]-[.C1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7, 0.000000000000000e+00</text:p>
          </table:table-cell>
          <table:table-cell table:formula="of:=RIGHT([.K12]; LEN([.K12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L12]-[.M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7, 0.000000000000000e+00</text:p>
          </table:table-cell>
          <table:table-cell table:formula="of:=RIGHT([.Q12]; LEN([.Q12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R12]-[.S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7, 2.576674735718264e-23</text:p>
          </table:table-cell>
          <table:table-cell table:formula="of:=RIGHT([.W12]; LEN([.W12])-12)" office:value-type="string" office:string-value="2.576674735718264e-23" calcext:value-type="string">
            <text:p>2.576674735718264e-23</text:p>
          </table:table-cell>
          <table:table-cell table:style-name="ce10" office:value-type="float" office:value="2.57667473571827E-023" calcext:value-type="float">
            <text:p>2.58E-23</text:p>
          </table:table-cell>
          <table:table-cell table:formula="of:=[.X12]-[.Y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8, 1.649438164979347e+00</text:p>
          </table:table-cell>
          <table:table-cell table:formula="of:=RIGHT([.A13]; LEN([.A13])-10)" office:value-type="string" office:string-value="1.649438164979347e+00" calcext:value-type="string">
            <text:p>1.649438164979347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13]-[.C1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8, 0.000000000000000e+00</text:p>
          </table:table-cell>
          <table:table-cell table:formula="of:=RIGHT([.K13]; LEN([.K13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L13]-[.M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8, 0.000000000000000e+00</text:p>
          </table:table-cell>
          <table:table-cell table:formula="of:=RIGHT([.Q13]; LEN([.Q13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R13]-[.S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8, -8.222996460009294e-25</text:p>
          </table:table-cell>
          <table:table-cell table:formula="of:=RIGHT([.W13]; LEN([.W13])-12)" office:value-type="string" office:string-value="-8.222996460009294e-25" calcext:value-type="string">
            <text:p>-8.222996460009294e-25</text:p>
          </table:table-cell>
          <table:table-cell table:style-name="ce10" office:value-type="float" office:value="-8.22299646000929E-025" calcext:value-type="float">
            <text:p>-8.22E-25</text:p>
          </table:table-cell>
          <table:table-cell table:formula="of:=[.X13]-[.Y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9, 2.950561835020652e+00</text:p>
          </table:table-cell>
          <table:table-cell table:formula="of:=RIGHT([.A14]; LEN([.A14])-10)" office:value-type="string" office:string-value="2.950561835020652e+00" calcext:value-type="string">
            <text:p>2.950561835020652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14]-[.C1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9, 0.000000000000000e+00</text:p>
          </table:table-cell>
          <table:table-cell table:formula="of:=RIGHT([.K14]; LEN([.K14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L14]-[.M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9, 0.000000000000000e+00</text:p>
          </table:table-cell>
          <table:table-cell table:formula="of:=RIGHT([.Q14]; LEN([.Q14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R14]-[.S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9, 6.013680659640042e-26</text:p>
          </table:table-cell>
          <table:table-cell table:formula="of:=RIGHT([.W14]; LEN([.W14])-12)" office:value-type="string" office:string-value="6.013680659640042e-26" calcext:value-type="string">
            <text:p>6.013680659640042e-26</text:p>
          </table:table-cell>
          <table:table-cell table:style-name="ce10" office:value-type="float" office:value="6.01368065964004E-026" calcext:value-type="float">
            <text:p>6.01E-26</text:p>
          </table:table-cell>
          <table:table-cell table:formula="of:=[.X14]-[.Y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0, 3.870595205269187e+00</text:p>
          </table:table-cell>
          <table:table-cell table:formula="of:=RIGHT([.A15]; LEN([.A15])-10)" office:value-type="string" office:string-value=" 3.870595205269187e+00" calcext:value-type="string">
            <text:p><text:s/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15]-[.C1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0, 0.000000000000000e+00</text:p>
          </table:table-cell>
          <table:table-cell table:formula="of:=RIGHT([.K15]; LEN([.K1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15]-[.M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0, 0.000000000000000e+00</text:p>
          </table:table-cell>
          <table:table-cell table:formula="of:=RIGHT([.Q15]; LEN([.Q1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15]-[.S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0, 0.000000000000000e+00</text:p>
          </table:table-cell>
          <table:table-cell table:formula="of:=RIGHT([.W15]; LEN([.W15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15]-[.Y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1, 3.870595205269187e+00</text:p>
          </table:table-cell>
          <table:table-cell table:formula="of:=RIGHT([.A16]; LEN([.A16])-10)" office:value-type="string" office:string-value=" 3.870595205269187e+00" calcext:value-type="string">
            <text:p><text:s/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16]-[.C1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1, 0.000000000000000e+00</text:p>
          </table:table-cell>
          <table:table-cell table:formula="of:=RIGHT([.K16]; LEN([.K1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16]-[.M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1, 0.000000000000000e+00</text:p>
          </table:table-cell>
          <table:table-cell table:formula="of:=RIGHT([.Q16]; LEN([.Q1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16]-[.S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1, 0.000000000000000e+00</text:p>
          </table:table-cell>
          <table:table-cell table:formula="of:=RIGHT([.W16]; LEN([.W16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16]-[.Y1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2, 2.950561835020653e+00</text:p>
          </table:table-cell>
          <table:table-cell table:formula="of:=RIGHT([.A17]; LEN([.A17])-10)" office:value-type="string" office:string-value=" 2.950561835020653e+00" calcext:value-type="string">
            <text:p><text:s/>2.950561835020653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17]-[.C1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2, 0.000000000000000e+00</text:p>
          </table:table-cell>
          <table:table-cell table:formula="of:=RIGHT([.K17]; LEN([.K1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17]-[.M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2, 0.000000000000000e+00</text:p>
          </table:table-cell>
          <table:table-cell table:formula="of:=RIGHT([.Q17]; LEN([.Q1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17]-[.S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2, 0.000000000000000e+00</text:p>
          </table:table-cell>
          <table:table-cell table:formula="of:=RIGHT([.W17]; LEN([.W17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17]-[.Y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3, 1.649438164979347e+00</text:p>
          </table:table-cell>
          <table:table-cell table:formula="of:=RIGHT([.A18]; LEN([.A18])-10)" office:value-type="string" office:string-value=" 1.649438164979347e+00" calcext:value-type="string">
            <text:p><text:s/>1.649438164979347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18]-[.C1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3, 0.000000000000000e+00</text:p>
          </table:table-cell>
          <table:table-cell table:formula="of:=RIGHT([.K18]; LEN([.K1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18]-[.M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3, 0.000000000000000e+00</text:p>
          </table:table-cell>
          <table:table-cell table:formula="of:=RIGHT([.Q18]; LEN([.Q1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18]-[.S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3, 0.000000000000000e+00</text:p>
          </table:table-cell>
          <table:table-cell table:formula="of:=RIGHT([.W18]; LEN([.W18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18]-[.Y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4, 7.294047947308129e-01</text:p>
          </table:table-cell>
          <table:table-cell table:formula="of:=RIGHT([.A19]; LEN([.A19])-10)" office:value-type="string" office:string-value=" 7.294047947308129e-01" calcext:value-type="string">
            <text:p><text:s/>7.294047947308129e-01</text:p>
          </table:table-cell>
          <table:table-cell office:value-type="float" office:value="0.729404794730813" calcext:value-type="float">
            <text:p>0.729404794730813</text:p>
          </table:table-cell>
          <table:table-cell table:formula="of:=ABS([.B19]-[.C1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4, 0.000000000000000e+00</text:p>
          </table:table-cell>
          <table:table-cell table:formula="of:=RIGHT([.K19]; LEN([.K1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19]-[.M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4, 0.000000000000000e+00</text:p>
          </table:table-cell>
          <table:table-cell table:formula="of:=RIGHT([.Q19]; LEN([.Q1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19]-[.S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4, 0.000000000000000e+00</text:p>
          </table:table-cell>
          <table:table-cell table:formula="of:=RIGHT([.W19]; LEN([.W19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19]-[.Y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5, 7.294047947308127e-01</text:p>
          </table:table-cell>
          <table:table-cell table:formula="of:=RIGHT([.A20]; LEN([.A20])-10)" office:value-type="string" office:string-value=" 7.294047947308127e-01" calcext:value-type="string">
            <text:p><text:s/>7.294047947308127e-01</text:p>
          </table:table-cell>
          <table:table-cell office:value-type="float" office:value="0.729404794730813" calcext:value-type="float">
            <text:p>0.729404794730813</text:p>
          </table:table-cell>
          <table:table-cell table:formula="of:=ABS([.B20]-[.C2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5, 0.000000000000000e+00</text:p>
          </table:table-cell>
          <table:table-cell table:formula="of:=RIGHT([.K20]; LEN([.K2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0]-[.M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5, 0.000000000000000e+00</text:p>
          </table:table-cell>
          <table:table-cell table:formula="of:=RIGHT([.Q20]; LEN([.Q2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0]-[.S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5, 0.000000000000000e+00</text:p>
          </table:table-cell>
          <table:table-cell table:formula="of:=RIGHT([.W20]; LEN([.W20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0]-[.Y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6, 1.649438164979346e+00</text:p>
          </table:table-cell>
          <table:table-cell table:formula="of:=RIGHT([.A21]; LEN([.A21])-10)" office:value-type="string" office:string-value=" 1.649438164979346e+00" calcext:value-type="string">
            <text:p><text:s/>1.649438164979346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21]-[.C2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6, 0.000000000000000e+00</text:p>
          </table:table-cell>
          <table:table-cell table:formula="of:=RIGHT([.K21]; LEN([.K2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1]-[.M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6, 0.000000000000000e+00</text:p>
          </table:table-cell>
          <table:table-cell table:formula="of:=RIGHT([.Q21]; LEN([.Q2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1]-[.S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6, 0.000000000000000e+00</text:p>
          </table:table-cell>
          <table:table-cell table:formula="of:=RIGHT([.W21]; LEN([.W21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1]-[.Y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7, 2.950561835020653e+00</text:p>
          </table:table-cell>
          <table:table-cell table:formula="of:=RIGHT([.A22]; LEN([.A22])-10)" office:value-type="string" office:string-value=" 2.950561835020653e+00" calcext:value-type="string">
            <text:p><text:s/>2.950561835020653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22]-[.C2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7, 0.000000000000000e+00</text:p>
          </table:table-cell>
          <table:table-cell table:formula="of:=RIGHT([.K22]; LEN([.K2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2]-[.M2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7, 0.000000000000000e+00</text:p>
          </table:table-cell>
          <table:table-cell table:formula="of:=RIGHT([.Q22]; LEN([.Q2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2]-[.S2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7, 0.000000000000000e+00</text:p>
          </table:table-cell>
          <table:table-cell table:formula="of:=RIGHT([.W22]; LEN([.W22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2]-[.Y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8, 3.870595205269187e+00</text:p>
          </table:table-cell>
          <table:table-cell table:formula="of:=RIGHT([.A23]; LEN([.A23])-10)" office:value-type="string" office:string-value=" 3.870595205269187e+00" calcext:value-type="string">
            <text:p><text:s/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23]-[.C2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8, 0.000000000000000e+00</text:p>
          </table:table-cell>
          <table:table-cell table:formula="of:=RIGHT([.K23]; LEN([.K2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3]-[.M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8, 0.000000000000000e+00</text:p>
          </table:table-cell>
          <table:table-cell table:formula="of:=RIGHT([.Q23]; LEN([.Q2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3]-[.S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8, 0.000000000000000e+00</text:p>
          </table:table-cell>
          <table:table-cell table:formula="of:=RIGHT([.W23]; LEN([.W23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3]-[.Y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9, 3.870595205269187e+00</text:p>
          </table:table-cell>
          <table:table-cell table:formula="of:=RIGHT([.A24]; LEN([.A24])-10)" office:value-type="string" office:string-value=" 3.870595205269187e+00" calcext:value-type="string">
            <text:p><text:s/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24]-[.C2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9, 0.000000000000000e+00</text:p>
          </table:table-cell>
          <table:table-cell table:formula="of:=RIGHT([.K24]; LEN([.K2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4]-[.M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9, 0.000000000000000e+00</text:p>
          </table:table-cell>
          <table:table-cell table:formula="of:=RIGHT([.Q24]; LEN([.Q2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4]-[.S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9, 0.000000000000000e+00</text:p>
          </table:table-cell>
          <table:table-cell table:formula="of:=RIGHT([.W24]; LEN([.W24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4]-[.Y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0, 2.950561835020654e+00</text:p>
          </table:table-cell>
          <table:table-cell table:formula="of:=RIGHT([.A25]; LEN([.A25])-10)" office:value-type="string" office:string-value=" 2.950561835020654e+00" calcext:value-type="string">
            <text:p><text:s/>2.950561835020654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25]-[.C2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0, 0.000000000000000e+00</text:p>
          </table:table-cell>
          <table:table-cell table:formula="of:=RIGHT([.K25]; LEN([.K2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5]-[.M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0, 0.000000000000000e+00</text:p>
          </table:table-cell>
          <table:table-cell table:formula="of:=RIGHT([.Q25]; LEN([.Q2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5]-[.S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0, 0.000000000000000e+00</text:p>
          </table:table-cell>
          <table:table-cell table:formula="of:=RIGHT([.W25]; LEN([.W25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5]-[.Y2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1, 1.649438164979347e+00</text:p>
          </table:table-cell>
          <table:table-cell table:formula="of:=RIGHT([.A26]; LEN([.A26])-10)" office:value-type="string" office:string-value=" 1.649438164979347e+00" calcext:value-type="string">
            <text:p><text:s/>1.649438164979347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26]-[.C2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1, 0.000000000000000e+00</text:p>
          </table:table-cell>
          <table:table-cell table:formula="of:=RIGHT([.K26]; LEN([.K2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6]-[.M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1, 0.000000000000000e+00</text:p>
          </table:table-cell>
          <table:table-cell table:formula="of:=RIGHT([.Q26]; LEN([.Q2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6]-[.S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1, 0.000000000000000e+00</text:p>
          </table:table-cell>
          <table:table-cell table:formula="of:=RIGHT([.W26]; LEN([.W26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6]-[.Y2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2, 7.294047947308129e-01</text:p>
          </table:table-cell>
          <table:table-cell table:formula="of:=RIGHT([.A27]; LEN([.A27])-10)" office:value-type="string" office:string-value=" 7.294047947308129e-01" calcext:value-type="string">
            <text:p><text:s/>7.294047947308129e-01</text:p>
          </table:table-cell>
          <table:table-cell office:value-type="float" office:value="0.729404794730813" calcext:value-type="float">
            <text:p>0.729404794730813</text:p>
          </table:table-cell>
          <table:table-cell table:formula="of:=ABS([.B27]-[.C2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2, 0.000000000000000e+00</text:p>
          </table:table-cell>
          <table:table-cell table:formula="of:=RIGHT([.K27]; LEN([.K2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7]-[.M2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2, 0.000000000000000e+00</text:p>
          </table:table-cell>
          <table:table-cell table:formula="of:=RIGHT([.Q27]; LEN([.Q2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7]-[.S2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2, 0.000000000000000e+00</text:p>
          </table:table-cell>
          <table:table-cell table:formula="of:=RIGHT([.W27]; LEN([.W27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7]-[.Y2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3, 7.294047947308124e-01</text:p>
          </table:table-cell>
          <table:table-cell table:formula="of:=RIGHT([.A28]; LEN([.A28])-10)" office:value-type="string" office:string-value=" 7.294047947308124e-01" calcext:value-type="string">
            <text:p><text:s/>7.294047947308124e-01</text:p>
          </table:table-cell>
          <table:table-cell office:value-type="float" office:value="0.729404794730812" calcext:value-type="float">
            <text:p>0.729404794730812</text:p>
          </table:table-cell>
          <table:table-cell table:formula="of:=ABS([.B28]-[.C2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3, 0.000000000000000e+00</text:p>
          </table:table-cell>
          <table:table-cell table:formula="of:=RIGHT([.K28]; LEN([.K2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8]-[.M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3, 0.000000000000000e+00</text:p>
          </table:table-cell>
          <table:table-cell table:formula="of:=RIGHT([.Q28]; LEN([.Q2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8]-[.S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3, 0.000000000000000e+00</text:p>
          </table:table-cell>
          <table:table-cell table:formula="of:=RIGHT([.W28]; LEN([.W28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8]-[.Y2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4, 1.649438164979346e+00</text:p>
          </table:table-cell>
          <table:table-cell table:formula="of:=RIGHT([.A29]; LEN([.A29])-10)" office:value-type="string" office:string-value=" 1.649438164979346e+00" calcext:value-type="string">
            <text:p><text:s/>1.649438164979346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29]-[.C2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4, 0.000000000000000e+00</text:p>
          </table:table-cell>
          <table:table-cell table:formula="of:=RIGHT([.K29]; LEN([.K2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9]-[.M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4, 0.000000000000000e+00</text:p>
          </table:table-cell>
          <table:table-cell table:formula="of:=RIGHT([.Q29]; LEN([.Q2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9]-[.S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4, 0.000000000000000e+00</text:p>
          </table:table-cell>
          <table:table-cell table:formula="of:=RIGHT([.W29]; LEN([.W29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9]-[.Y2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5, 2.950561835020652e+00</text:p>
          </table:table-cell>
          <table:table-cell table:formula="of:=RIGHT([.A30]; LEN([.A30])-10)" office:value-type="string" office:string-value=" 2.950561835020652e+00" calcext:value-type="string">
            <text:p><text:s/>2.950561835020652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30]-[.C3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5, 0.000000000000000e+00</text:p>
          </table:table-cell>
          <table:table-cell table:formula="of:=RIGHT([.K30]; LEN([.K3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0]-[.M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5, 0.000000000000000e+00</text:p>
          </table:table-cell>
          <table:table-cell table:formula="of:=RIGHT([.Q30]; LEN([.Q3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0]-[.S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5, 0.000000000000000e+00</text:p>
          </table:table-cell>
          <table:table-cell table:formula="of:=RIGHT([.W30]; LEN([.W30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0]-[.Y3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6, 3.870595205269187e+00</text:p>
          </table:table-cell>
          <table:table-cell table:formula="of:=RIGHT([.A31]; LEN([.A31])-10)" office:value-type="string" office:string-value=" 3.870595205269187e+00" calcext:value-type="string">
            <text:p><text:s/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31]-[.C3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6, 0.000000000000000e+00</text:p>
          </table:table-cell>
          <table:table-cell table:formula="of:=RIGHT([.K31]; LEN([.K3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1]-[.M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6, 0.000000000000000e+00</text:p>
          </table:table-cell>
          <table:table-cell table:formula="of:=RIGHT([.Q31]; LEN([.Q3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1]-[.S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6, 0.000000000000000e+00</text:p>
          </table:table-cell>
          <table:table-cell table:formula="of:=RIGHT([.W31]; LEN([.W31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1]-[.Y3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7, 3.870595205269187e+00</text:p>
          </table:table-cell>
          <table:table-cell table:formula="of:=RIGHT([.A32]; LEN([.A32])-10)" office:value-type="string" office:string-value=" 3.870595205269187e+00" calcext:value-type="string">
            <text:p><text:s/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32]-[.C3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7, 0.000000000000000e+00</text:p>
          </table:table-cell>
          <table:table-cell table:formula="of:=RIGHT([.K32]; LEN([.K3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2]-[.M3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7, 0.000000000000000e+00</text:p>
          </table:table-cell>
          <table:table-cell table:formula="of:=RIGHT([.Q32]; LEN([.Q3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2]-[.S3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7, 0.000000000000000e+00</text:p>
          </table:table-cell>
          <table:table-cell table:formula="of:=RIGHT([.W32]; LEN([.W32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2]-[.Y3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8, 2.950561835020654e+00</text:p>
          </table:table-cell>
          <table:table-cell table:formula="of:=RIGHT([.A33]; LEN([.A33])-10)" office:value-type="string" office:string-value=" 2.950561835020654e+00" calcext:value-type="string">
            <text:p><text:s/>2.950561835020654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33]-[.C3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8, 0.000000000000000e+00</text:p>
          </table:table-cell>
          <table:table-cell table:formula="of:=RIGHT([.K33]; LEN([.K3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3]-[.M3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8, 0.000000000000000e+00</text:p>
          </table:table-cell>
          <table:table-cell table:formula="of:=RIGHT([.Q33]; LEN([.Q3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3]-[.S3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8, 0.000000000000000e+00</text:p>
          </table:table-cell>
          <table:table-cell table:formula="of:=RIGHT([.W33]; LEN([.W33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3]-[.Y3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9, 1.649438164979350e+00</text:p>
          </table:table-cell>
          <table:table-cell table:formula="of:=RIGHT([.A34]; LEN([.A34])-10)" office:value-type="string" office:string-value=" 1.649438164979350e+00" calcext:value-type="string">
            <text:p><text:s/>1.649438164979350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34]-[.C3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9, 0.000000000000000e+00</text:p>
          </table:table-cell>
          <table:table-cell table:formula="of:=RIGHT([.K34]; LEN([.K3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4]-[.M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9, 0.000000000000000e+00</text:p>
          </table:table-cell>
          <table:table-cell table:formula="of:=RIGHT([.Q34]; LEN([.Q3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4]-[.S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9, 0.000000000000000e+00</text:p>
          </table:table-cell>
          <table:table-cell table:formula="of:=RIGHT([.W34]; LEN([.W34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4]-[.Y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0, 7.294047947308131e-01</text:p>
          </table:table-cell>
          <table:table-cell table:formula="of:=RIGHT([.A35]; LEN([.A35])-10)" office:value-type="string" office:string-value=" 7.294047947308131e-01" calcext:value-type="string">
            <text:p><text:s/>7.294047947308131e-01</text:p>
          </table:table-cell>
          <table:table-cell office:value-type="float" office:value="0.729404794730813" calcext:value-type="float">
            <text:p>0.729404794730813</text:p>
          </table:table-cell>
          <table:table-cell table:formula="of:=ABS([.B35]-[.C3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0, 0.000000000000000e+00</text:p>
          </table:table-cell>
          <table:table-cell table:formula="of:=RIGHT([.K35]; LEN([.K3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5]-[.M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0, 0.000000000000000e+00</text:p>
          </table:table-cell>
          <table:table-cell table:formula="of:=RIGHT([.Q35]; LEN([.Q3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5]-[.S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0, 0.000000000000000e+00</text:p>
          </table:table-cell>
          <table:table-cell table:formula="of:=RIGHT([.W35]; LEN([.W35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5]-[.Y3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1, 7.294047947308122e-01</text:p>
          </table:table-cell>
          <table:table-cell table:formula="of:=RIGHT([.A36]; LEN([.A36])-10)" office:value-type="string" office:string-value=" 7.294047947308122e-01" calcext:value-type="string">
            <text:p><text:s/>7.294047947308122e-01</text:p>
          </table:table-cell>
          <table:table-cell office:value-type="float" office:value="0.729404794730812" calcext:value-type="float">
            <text:p>0.729404794730812</text:p>
          </table:table-cell>
          <table:table-cell table:formula="of:=ABS([.B36]-[.C3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1, 0.000000000000000e+00</text:p>
          </table:table-cell>
          <table:table-cell table:formula="of:=RIGHT([.K36]; LEN([.K3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6]-[.M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1, 0.000000000000000e+00</text:p>
          </table:table-cell>
          <table:table-cell table:formula="of:=RIGHT([.Q36]; LEN([.Q3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6]-[.S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1, 0.000000000000000e+00</text:p>
          </table:table-cell>
          <table:table-cell table:formula="of:=RIGHT([.W36]; LEN([.W36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6]-[.Y3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2, 1.649438164979348e+00</text:p>
          </table:table-cell>
          <table:table-cell table:formula="of:=RIGHT([.A37]; LEN([.A37])-10)" office:value-type="string" office:string-value=" 1.649438164979348e+00" calcext:value-type="string">
            <text:p><text:s/>1.649438164979348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37]-[.C3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2, 0.000000000000000e+00</text:p>
          </table:table-cell>
          <table:table-cell table:formula="of:=RIGHT([.K37]; LEN([.K3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7]-[.M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2, 0.000000000000000e+00</text:p>
          </table:table-cell>
          <table:table-cell table:formula="of:=RIGHT([.Q37]; LEN([.Q3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7]-[.S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2, 0.000000000000000e+00</text:p>
          </table:table-cell>
          <table:table-cell table:formula="of:=RIGHT([.W37]; LEN([.W37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7]-[.Y3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3, 2.950561835020649e+00</text:p>
          </table:table-cell>
          <table:table-cell table:formula="of:=RIGHT([.A38]; LEN([.A38])-10)" office:value-type="string" office:string-value=" 2.950561835020649e+00" calcext:value-type="string">
            <text:p><text:s/>2.950561835020649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38]-[.C3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3, 0.000000000000000e+00</text:p>
          </table:table-cell>
          <table:table-cell table:formula="of:=RIGHT([.K38]; LEN([.K3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8]-[.M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3, 0.000000000000000e+00</text:p>
          </table:table-cell>
          <table:table-cell table:formula="of:=RIGHT([.Q38]; LEN([.Q3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8]-[.S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3, 0.000000000000000e+00</text:p>
          </table:table-cell>
          <table:table-cell table:formula="of:=RIGHT([.W38]; LEN([.W38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8]-[.Y3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4, 3.870595205269186e+00</text:p>
          </table:table-cell>
          <table:table-cell table:formula="of:=RIGHT([.A39]; LEN([.A39])-10)" office:value-type="string" office:string-value=" 3.870595205269186e+00" calcext:value-type="string">
            <text:p><text:s/>3.870595205269186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39]-[.C3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4, 0.000000000000000e+00</text:p>
          </table:table-cell>
          <table:table-cell table:formula="of:=RIGHT([.K39]; LEN([.K3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9]-[.M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4, 0.000000000000000e+00</text:p>
          </table:table-cell>
          <table:table-cell table:formula="of:=RIGHT([.Q39]; LEN([.Q3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9]-[.S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4, 0.000000000000000e+00</text:p>
          </table:table-cell>
          <table:table-cell table:formula="of:=RIGHT([.W39]; LEN([.W39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9]-[.Y3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5, 3.870595205269188e+00</text:p>
          </table:table-cell>
          <table:table-cell table:formula="of:=RIGHT([.A40]; LEN([.A40])-10)" office:value-type="string" office:string-value=" 3.870595205269188e+00" calcext:value-type="string">
            <text:p><text:s/>3.870595205269188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40]-[.C4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5, 0.000000000000000e+00</text:p>
          </table:table-cell>
          <table:table-cell table:formula="of:=RIGHT([.K40]; LEN([.K4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40]-[.M4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5, 0.000000000000000e+00</text:p>
          </table:table-cell>
          <table:table-cell table:formula="of:=RIGHT([.Q40]; LEN([.Q4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40]-[.S4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5, 0.000000000000000e+00</text:p>
          </table:table-cell>
          <table:table-cell table:formula="of:=RIGHT([.W40]; LEN([.W40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40]-[.Y40]" office:value-type="float" office:value="0" calcext:value-type="float">
            <text:p>0</text:p>
          </table:table-cell>
          <table:table-cell/>
        </table:table-row>
      </table:table>
      <table:table table:name="Step 2" table:style-name="ta1">
        <table:table-column table:style-name="co1" table:default-cell-style-name="ce7"/>
        <table:table-column table:style-name="co1" table:default-cell-style-name="ce8"/>
        <table:table-column table:style-name="co1" table:number-columns-repeated="8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ce6" office:value-type="string" calcext:value-type="string" table:number-columns-spanned="4" table:number-rows-spanned="1">
            <text:p>a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6" office:value-type="string" calcext:value-type="string" table:number-columns-spanned="3" table:number-rows-spanned="1">
            <text:p>dt</text:p>
          </table:table-cell>
          <table:covered-table-cell table:number-columns-repeated="2"/>
          <table:table-cell/>
          <table:table-cell table:style-name="ce6" office:value-type="string" calcext:value-type="string" table:number-columns-spanned="5" table:number-rows-spanned="1">
            <text:p>RK step 1</text:p>
          </table:table-cell>
          <table:covered-table-cell table:style-name="Default"/>
          <table:covered-table-cell table:number-columns-repeated="3"/>
          <table:table-cell/>
          <table:table-cell table:style-name="ce6" office:value-type="string" calcext:value-type="string" table:number-columns-spanned="5" table:number-rows-spanned="1">
            <text:p>RK step 2</text:p>
          </table:table-cell>
          <table:covered-table-cell table:style-name="Default"/>
          <table:covered-table-cell table:number-columns-repeated="3"/>
          <table:table-cell/>
          <table:table-cell table:style-name="ce6" office:value-type="string" calcext:value-type="string" table:number-columns-spanned="5" table:number-rows-spanned="1">
            <text:p>RK step 3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6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a_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 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t_matlab</text:p>
          </table:table-cell>
          <table:table-cell office:value-type="string" calcext:value-type="string">
            <text:p>difference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</table:table-row>
        <table:table-row table:style-name="ro2">
          <table:table-cell office:value-type="string" calcext:value-type="string">
            <text:p>i, a = -2, 1.321574405794832e+00</text:p>
          </table:table-cell>
          <table:table-cell table:formula="of:=RIGHT([.A3]; LEN([.A3])-10)" office:value-type="string" office:string-value=" 1.321574405794832e+00" calcext:value-type="string">
            <text:p><text:s/>1.321574405794832e+00</text:p>
          </table:table-cell>
          <table:table-cell office:value-type="float" office:value="1.32157440579483" calcext:value-type="float">
            <text:p>1.32157440579483</text:p>
          </table:table-cell>
          <table:table-cell table:formula="of:=ABS([.B3]-[.C3])" office:value-type="float" office:value="0" calcext:value-type="float">
            <text:p>0</text:p>
          </table:table-cell>
          <table:table-cell table:formula="of:=MAX(ABS([.D3:.D40]))" office:value-type="float" office:value="0" calcext:value-type="float">
            <text:p>0</text:p>
          </table:table-cell>
          <table:table-cell/>
          <table:table-cell table:style-name="ce7" office:value-type="float" office:value="0.022407633858278" calcext:value-type="float">
            <text:p>0.022407633858278</text:p>
          </table:table-cell>
          <table:table-cell office:value-type="float" office:value="0.0224076338582781" calcext:value-type="float">
            <text:p>0.022407633858278</text:p>
          </table:table-cell>
          <table:table-cell table:formula="of:=[.G3]-[.H3]" office:value-type="float" office:value="-1.00613961606655E-016" calcext:value-type="float">
            <text:p>-1.00613961606655E-16</text:p>
          </table:table-cell>
          <table:table-cell/>
          <table:table-cell office:value-type="string" calcext:value-type="string">
            <text:p>i, phi1 = -2, 1.897765012993295e+00</text:p>
          </table:table-cell>
          <table:table-cell table:formula="of:=RIGHT([.K3]; LEN([.K3])-13)" office:value-type="string" office:string-value=" 1.897765012993295e+00" calcext:value-type="string">
            <text:p><text:s/>1.897765012993295e+00</text:p>
          </table:table-cell>
          <table:table-cell office:value-type="float" office:value="1.8977650129933" calcext:value-type="float">
            <text:p>1.8977650129933</text:p>
          </table:table-cell>
          <table:table-cell table:formula="of:=[.L3]-[.M3]" office:value-type="float" office:value="0" calcext:value-type="float">
            <text:p>0</text:p>
          </table:table-cell>
          <table:table-cell table:formula="of:=MAX([.N3:.N40])" office:value-type="float" office:value="1.85648329798155E-020" calcext:value-type="float">
            <text:p>1.85648329798155E-20</text:p>
          </table:table-cell>
          <table:table-cell/>
          <table:table-cell office:value-type="string" calcext:value-type="string">
            <text:p>i, phi2 = -2, 1.904813956163868e+00</text:p>
          </table:table-cell>
          <table:table-cell table:formula="of:=RIGHT([.Q3]; LEN([.Q3])-13)" office:value-type="string" office:string-value=" 1.904813956163868e+00" calcext:value-type="string">
            <text:p><text:s/>1.904813956163868e+00</text:p>
          </table:table-cell>
          <table:table-cell office:value-type="float" office:value="1.90481395616387" calcext:value-type="float">
            <text:p>1.90481395616387</text:p>
          </table:table-cell>
          <table:table-cell table:formula="of:=[.R3]-[.S3]" office:value-type="float" office:value="0" calcext:value-type="float">
            <text:p>0</text:p>
          </table:table-cell>
          <table:table-cell table:formula="of:=MAX([.T3:.T40])" office:value-type="float" office:value="2.95823344289416E-021" calcext:value-type="float">
            <text:p>2.95823344289416E-21</text:p>
          </table:table-cell>
          <table:table-cell/>
          <table:table-cell office:value-type="string" calcext:value-type="string">
            <text:p>i, phi = -2, 1.843614166248620e+00</text:p>
          </table:table-cell>
          <table:table-cell table:formula="of:=RIGHT([.W3]; LEN([.W3])-12)" office:value-type="string" office:string-value=" 1.843614166248620e+00" calcext:value-type="string">
            <text:p><text:s/>1.843614166248620e+00</text:p>
          </table:table-cell>
          <table:table-cell office:value-type="float" office:value="1.84361416624862" calcext:value-type="float">
            <text:p>1.84361416624862</text:p>
          </table:table-cell>
          <table:table-cell table:formula="of:=[.X3]-[.Y3]" office:value-type="float" office:value="0" calcext:value-type="float">
            <text:p>0</text:p>
          </table:table-cell>
          <table:table-cell table:formula="of:=MAX([.Z3:.Z40])" office:value-type="float" office:value="2.5075980269545E-021" calcext:value-type="float">
            <text:p>2.5075980269545E-21</text:p>
          </table:table-cell>
        </table:table-row>
        <table:table-row table:style-name="ro2">
          <table:table-cell office:value-type="string" calcext:value-type="string">
            <text:p>i, a = -1, 1.321574405794832e+00</text:p>
          </table:table-cell>
          <table:table-cell table:formula="of:=RIGHT([.A4]; LEN([.A4])-10)" office:value-type="string" office:string-value=" 1.321574405794832e+00" calcext:value-type="string">
            <text:p><text:s/>1.321574405794832e+00</text:p>
          </table:table-cell>
          <table:table-cell office:value-type="float" office:value="1.32157440579483" calcext:value-type="float">
            <text:p>1.32157440579483</text:p>
          </table:table-cell>
          <table:table-cell table:formula="of:=ABS([.B4]-[.C4]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office:value-type="string" calcext:value-type="string">
            <text:p>i, phi1 = -1, 1.574940405093962e+00</text:p>
          </table:table-cell>
          <table:table-cell table:formula="of:=RIGHT([.K4]; LEN([.K4])-13)" office:value-type="string" office:string-value=" 1.574940405093962e+00" calcext:value-type="string">
            <text:p><text:s/>1.574940405093962e+00</text:p>
          </table:table-cell>
          <table:table-cell office:value-type="float" office:value="1.57494040509396" calcext:value-type="float">
            <text:p>1.57494040509396</text:p>
          </table:table-cell>
          <table:table-cell table:formula="of:=[.L4]-[.M4]" office:value-type="float" office:value="0" calcext:value-type="float">
            <text:p>0</text:p>
          </table:table-cell>
          <table:table-cell table:formula="of:=MIN([.N3:.N40])" office:value-type="float" office:value="-3.99680288865056E-015" calcext:value-type="float">
            <text:p>-3.99680288865056E-15</text:p>
          </table:table-cell>
          <table:table-cell/>
          <table:table-cell office:value-type="string" calcext:value-type="string">
            <text:p>i, phi2 = -1, 1.674292641330323e+00</text:p>
          </table:table-cell>
          <table:table-cell table:formula="of:=RIGHT([.Q4]; LEN([.Q4])-13)" office:value-type="string" office:string-value=" 1.674292641330323e+00" calcext:value-type="string">
            <text:p><text:s/>1.674292641330323e+00</text:p>
          </table:table-cell>
          <table:table-cell office:value-type="float" office:value="1.67429264133032" calcext:value-type="float">
            <text:p>1.67429264133032</text:p>
          </table:table-cell>
          <table:table-cell table:formula="of:=[.R4]-[.S4]" office:value-type="float" office:value="0" calcext:value-type="float">
            <text:p>0</text:p>
          </table:table-cell>
          <table:table-cell table:formula="of:=MIN([.T3:.T40])" office:value-type="float" office:value="-2.77640360973273E-021" calcext:value-type="float">
            <text:p>-2.77640360973273E-21</text:p>
          </table:table-cell>
          <table:table-cell/>
          <table:table-cell office:value-type="string" calcext:value-type="string">
            <text:p>i, phi = -1, 1.535807064983260e+00</text:p>
          </table:table-cell>
          <table:table-cell table:formula="of:=RIGHT([.W4]; LEN([.W4])-12)" office:value-type="string" office:string-value=" 1.535807064983260e+00" calcext:value-type="string">
            <text:p><text:s/>1.535807064983260e+00</text:p>
          </table:table-cell>
          <table:table-cell office:value-type="float" office:value="1.53580706498326" calcext:value-type="float">
            <text:p>1.53580706498326</text:p>
          </table:table-cell>
          <table:table-cell table:formula="of:=[.X4]-[.Y4]" office:value-type="float" office:value="0" calcext:value-type="float">
            <text:p>0</text:p>
          </table:table-cell>
          <table:table-cell table:formula="of:=MIN([.Z3:.Z40])" office:value-type="float" office:value="-1.33804817535654E-021" calcext:value-type="float">
            <text:p>-1.33804817535654E-21</text:p>
          </table:table-cell>
        </table:table-row>
        <table:table-row table:style-name="ro2">
          <table:table-cell office:value-type="string" calcext:value-type="string">
            <text:p>i, a = 0, 2.241607776043367e+00</text:p>
          </table:table-cell>
          <table:table-cell table:formula="of:=RIGHT([.A5]; LEN([.A5])-10)" office:value-type="string" office:string-value="2.241607776043367e+00" calcext:value-type="string">
            <text:p>2.241607776043367e+00</text:p>
          </table:table-cell>
          <table:table-cell office:value-type="float" office:value="2.24160777604337" calcext:value-type="float">
            <text:p>2.24160777604337</text:p>
          </table:table-cell>
          <table:table-cell table:formula="of:=ABS([.B5]-[.C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0, 9.358811464471337e-01</text:p>
          </table:table-cell>
          <table:table-cell table:formula="of:=RIGHT([.K5]; LEN([.K5])-13)" office:value-type="string" office:string-value="9.358811464471337e-01" calcext:value-type="string">
            <text:p>9.358811464471337e-01</text:p>
          </table:table-cell>
          <table:table-cell office:value-type="float" office:value="0.935881146447134" calcext:value-type="float">
            <text:p>0.935881146447134</text:p>
          </table:table-cell>
          <table:table-cell table:formula="of:=[.L5]-[.M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0, 1.241291850707271e+00</text:p>
          </table:table-cell>
          <table:table-cell table:formula="of:=RIGHT([.Q5]; LEN([.Q5])-13)" office:value-type="string" office:string-value="1.241291850707271e+00" calcext:value-type="string">
            <text:p>1.241291850707271e+00</text:p>
          </table:table-cell>
          <table:table-cell office:value-type="float" office:value="1.24129185070727" calcext:value-type="float">
            <text:p>1.24129185070727</text:p>
          </table:table-cell>
          <table:table-cell table:formula="of:=[.R5]-[.S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0, 1.076807866195420e+00</text:p>
          </table:table-cell>
          <table:table-cell table:formula="of:=RIGHT([.W5]; LEN([.W5])-12)" office:value-type="string" office:string-value="1.076807866195420e+00" calcext:value-type="string">
            <text:p>1.076807866195420e+00</text:p>
          </table:table-cell>
          <table:table-cell office:value-type="float" office:value="1.07680786619542" calcext:value-type="float">
            <text:p>1.07680786619542</text:p>
          </table:table-cell>
          <table:table-cell table:formula="of:=[.X5]-[.Y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, 3.542731446084673e+00</text:p>
          </table:table-cell>
          <table:table-cell table:formula="of:=RIGHT([.A6]; LEN([.A6])-10)" office:value-type="string" office:string-value="3.542731446084673e+00" calcext:value-type="string">
            <text:p>3.542731446084673e+00</text:p>
          </table:table-cell>
          <table:table-cell office:value-type="float" office:value="3.54273144608467" calcext:value-type="float">
            <text:p>3.54273144608467</text:p>
          </table:table-cell>
          <table:table-cell table:formula="of:=ABS([.B6]-[.C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, 1.064118853552866e+00</text:p>
          </table:table-cell>
          <table:table-cell table:formula="of:=RIGHT([.K6]; LEN([.K6])-13)" office:value-type="string" office:string-value="1.064118853552866e+00" calcext:value-type="string">
            <text:p>1.064118853552866e+00</text:p>
          </table:table-cell>
          <table:table-cell office:value-type="float" office:value="1.06411885355287" calcext:value-type="float">
            <text:p>1.06411885355287</text:p>
          </table:table-cell>
          <table:table-cell table:formula="of:=[.L6]-[.M6]" office:value-type="float" office:value="-3.99680288865056E-015" calcext:value-type="float">
            <text:p>-3.99680288865056E-15</text:p>
          </table:table-cell>
          <table:table-cell table:number-columns-repeated="2"/>
          <table:table-cell office:value-type="string" calcext:value-type="string">
            <text:p>i, phi2 = 1, 7.587081492927292e-01</text:p>
          </table:table-cell>
          <table:table-cell table:formula="of:=RIGHT([.Q6]; LEN([.Q6])-13)" office:value-type="string" office:string-value="7.587081492927292e-01" calcext:value-type="string">
            <text:p>7.587081492927292e-01</text:p>
          </table:table-cell>
          <table:table-cell office:value-type="float" office:value="0.758708149292729" calcext:value-type="float">
            <text:p>0.758708149292729</text:p>
          </table:table-cell>
          <table:table-cell table:formula="of:=[.R6]-[.S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, 9.231921338045798e-01</text:p>
          </table:table-cell>
          <table:table-cell table:formula="of:=RIGHT([.W6]; LEN([.W6])-12)" office:value-type="string" office:string-value="9.231921338045798e-01" calcext:value-type="string">
            <text:p>9.231921338045798e-01</text:p>
          </table:table-cell>
          <table:table-cell office:value-type="float" office:value="0.92319213380458" calcext:value-type="float">
            <text:p>0.92319213380458</text:p>
          </table:table-cell>
          <table:table-cell table:formula="of:=[.X6]-[.Y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, 4.462764816333206e+00</text:p>
          </table:table-cell>
          <table:table-cell table:formula="of:=RIGHT([.A7]; LEN([.A7])-10)" office:value-type="string" office:string-value="4.462764816333206e+00" calcext:value-type="string">
            <text:p>4.462764816333206e+00</text:p>
          </table:table-cell>
          <table:table-cell office:value-type="float" office:value="4.46276481633321" calcext:value-type="float">
            <text:p>4.46276481633321</text:p>
          </table:table-cell>
          <table:table-cell table:formula="of:=ABS([.B7]-[.C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, 4.250595949060378e-01</text:p>
          </table:table-cell>
          <table:table-cell table:formula="of:=RIGHT([.K7]; LEN([.K7])-13)" office:value-type="string" office:string-value="4.250595949060378e-01" calcext:value-type="string">
            <text:p>4.250595949060378e-01</text:p>
          </table:table-cell>
          <table:table-cell office:value-type="float" office:value="0.425059594906038" calcext:value-type="float">
            <text:p>0.425059594906038</text:p>
          </table:table-cell>
          <table:table-cell table:formula="of:=[.L7]-[.M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, 3.257073586696768e-01</text:p>
          </table:table-cell>
          <table:table-cell table:formula="of:=RIGHT([.Q7]; LEN([.Q7])-13)" office:value-type="string" office:string-value="3.257073586696768e-01" calcext:value-type="string">
            <text:p>3.257073586696768e-01</text:p>
          </table:table-cell>
          <table:table-cell office:value-type="float" office:value="0.325707358669677" calcext:value-type="float">
            <text:p>0.325707358669677</text:p>
          </table:table-cell>
          <table:table-cell table:formula="of:=[.R7]-[.S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, 4.641929350167403e-01</text:p>
          </table:table-cell>
          <table:table-cell table:formula="of:=RIGHT([.W7]; LEN([.W7])-12)" office:value-type="string" office:string-value="4.641929350167403e-01" calcext:value-type="string">
            <text:p>4.641929350167403e-01</text:p>
          </table:table-cell>
          <table:table-cell office:value-type="float" office:value="0.46419293501674" calcext:value-type="float">
            <text:p>0.46419293501674</text:p>
          </table:table-cell>
          <table:table-cell table:formula="of:=[.X7]-[.Y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, 4.462764816333206e+00</text:p>
          </table:table-cell>
          <table:table-cell table:formula="of:=RIGHT([.A8]; LEN([.A8])-10)" office:value-type="string" office:string-value="4.462764816333206e+00" calcext:value-type="string">
            <text:p>4.462764816333206e+00</text:p>
          </table:table-cell>
          <table:table-cell office:value-type="float" office:value="4.46276481633321" calcext:value-type="float">
            <text:p>4.46276481633321</text:p>
          </table:table-cell>
          <table:table-cell table:formula="of:=ABS([.B8]-[.C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, 1.022349870067046e-01</text:p>
          </table:table-cell>
          <table:table-cell table:formula="of:=RIGHT([.K8]; LEN([.K8])-13)" office:value-type="string" office:string-value="1.022349870067046e-01" calcext:value-type="string">
            <text:p>1.022349870067046e-01</text:p>
          </table:table-cell>
          <table:table-cell office:value-type="float" office:value="0.102234987006705" calcext:value-type="float">
            <text:p>0.102234987006705</text:p>
          </table:table-cell>
          <table:table-cell table:formula="of:=[.L8]-[.M8]" office:value-type="float" office:value="-4.16333634234434E-016" calcext:value-type="float">
            <text:p>-4.16333634234434E-16</text:p>
          </table:table-cell>
          <table:table-cell table:number-columns-repeated="2"/>
          <table:table-cell office:value-type="string" calcext:value-type="string">
            <text:p>i, phi2 = 3, 9.518604383613194e-02</text:p>
          </table:table-cell>
          <table:table-cell table:formula="of:=RIGHT([.Q8]; LEN([.Q8])-13)" office:value-type="string" office:string-value="9.518604383613194e-02" calcext:value-type="string">
            <text:p>9.518604383613194e-02</text:p>
          </table:table-cell>
          <table:table-cell office:value-type="float" office:value="0.0951860438361319" calcext:value-type="float">
            <text:p>0.095186043836132</text:p>
          </table:table-cell>
          <table:table-cell table:formula="of:=[.R8]-[.S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, 1.563858337513798e-01</text:p>
          </table:table-cell>
          <table:table-cell table:formula="of:=RIGHT([.W8]; LEN([.W8])-12)" office:value-type="string" office:string-value="1.563858337513798e-01" calcext:value-type="string">
            <text:p>1.563858337513798e-01</text:p>
          </table:table-cell>
          <table:table-cell office:value-type="float" office:value="0.15638583375138" calcext:value-type="float">
            <text:p>0.15638583375138</text:p>
          </table:table-cell>
          <table:table-cell table:formula="of:=[.X8]-[.Y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4, 3.542731446084672e+00</text:p>
          </table:table-cell>
          <table:table-cell table:formula="of:=RIGHT([.A9]; LEN([.A9])-10)" office:value-type="string" office:string-value="3.542731446084672e+00" calcext:value-type="string">
            <text:p>3.542731446084672e+00</text:p>
          </table:table-cell>
          <table:table-cell office:value-type="float" office:value="3.54273144608467" calcext:value-type="float">
            <text:p>3.54273144608467</text:p>
          </table:table-cell>
          <table:table-cell table:formula="of:=ABS([.B9]-[.C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4, 8.868707267099145e-03</text:p>
          </table:table-cell>
          <table:table-cell table:formula="of:=RIGHT([.K9]; LEN([.K9])-13)" office:value-type="string" office:string-value="8.868707267099145e-03" calcext:value-type="string">
            <text:p>8.868707267099145e-03</text:p>
          </table:table-cell>
          <table:table-cell office:value-type="float" office:value="0.00886870726709915" calcext:value-type="float">
            <text:p>0.008868707267099</text:p>
          </table:table-cell>
          <table:table-cell table:formula="of:=[.L9]-[.M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4, 7.567249005746176e-03</text:p>
          </table:table-cell>
          <table:table-cell table:formula="of:=RIGHT([.Q9]; LEN([.Q9])-13)" office:value-type="string" office:string-value="7.567249005746176e-03" calcext:value-type="string">
            <text:p>7.567249005746176e-03</text:p>
          </table:table-cell>
          <table:table-cell office:value-type="float" office:value="0.00756724900574618" calcext:value-type="float">
            <text:p>0.007567249005746</text:p>
          </table:table-cell>
          <table:table-cell table:formula="of:=[.R9]-[.S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4, 2.049032794563151e-02</text:p>
          </table:table-cell>
          <table:table-cell table:formula="of:=RIGHT([.W9]; LEN([.W9])-12)" office:value-type="string" office:string-value="2.049032794563151e-02" calcext:value-type="string">
            <text:p>2.049032794563151e-02</text:p>
          </table:table-cell>
          <table:table-cell office:value-type="float" office:value="0.0204903279456315" calcext:value-type="float">
            <text:p>0.020490327945632</text:p>
          </table:table-cell>
          <table:table-cell table:formula="of:=[.X9]-[.Y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5, 2.241607776043367e+00</text:p>
          </table:table-cell>
          <table:table-cell table:formula="of:=RIGHT([.A10]; LEN([.A10])-10)" office:value-type="string" office:string-value="2.241607776043367e+00" calcext:value-type="string">
            <text:p>2.241607776043367e+00</text:p>
          </table:table-cell>
          <table:table-cell office:value-type="float" office:value="2.24160777604337" calcext:value-type="float">
            <text:p>2.24160777604337</text:p>
          </table:table-cell>
          <table:table-cell table:formula="of:=ABS([.B10]-[.C1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5, -2.052712736905810e-15</text:p>
          </table:table-cell>
          <table:table-cell table:formula="of:=RIGHT([.K10]; LEN([.K10])-13)" office:value-type="string" office:string-value="-2.052712736905810e-15" calcext:value-type="string">
            <text:p>-2.052712736905810e-15</text:p>
          </table:table-cell>
          <table:table-cell table:style-name="ce10" office:value-type="float" office:value="-2.05218993503839E-015" calcext:value-type="float">
            <text:p>-2.05E-15</text:p>
          </table:table-cell>
          <table:table-cell table:formula="of:=[.L10]-[.M10]" office:value-type="float" office:value="-5.22801867419683E-019" calcext:value-type="float">
            <text:p>-5.22801867419683E-19</text:p>
          </table:table-cell>
          <table:table-cell table:number-columns-repeated="2"/>
          <table:table-cell office:value-type="string" calcext:value-type="string">
            <text:p>i, phi2 = 5, 2.948446079956158e-04</text:p>
          </table:table-cell>
          <table:table-cell table:formula="of:=RIGHT([.Q10]; LEN([.Q10])-13)" office:value-type="string" office:string-value="2.948446079956158e-04" calcext:value-type="string">
            <text:p>2.948446079956158e-04</text:p>
          </table:table-cell>
          <table:table-cell office:value-type="float" office:value="0.000294844607995616" calcext:value-type="float">
            <text:p>0.000294844607996</text:p>
          </table:table-cell>
          <table:table-cell table:formula="of:=[.R10]-[.S1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5, 9.086871616956762e-04</text:p>
          </table:table-cell>
          <table:table-cell table:formula="of:=RIGHT([.W10]; LEN([.W10])-12)" office:value-type="string" office:string-value="9.086871616956762e-04" calcext:value-type="string">
            <text:p>9.086871616956762e-04</text:p>
          </table:table-cell>
          <table:table-cell office:value-type="float" office:value="0.000908687161695676" calcext:value-type="float">
            <text:p>0.000908687161696</text:p>
          </table:table-cell>
          <table:table-cell table:formula="of:=[.X10]-[.Y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6, 1.321574405794832e+00</text:p>
          </table:table-cell>
          <table:table-cell table:formula="of:=RIGHT([.A11]; LEN([.A11])-10)" office:value-type="string" office:string-value="1.321574405794832e+00" calcext:value-type="string">
            <text:p>1.321574405794832e+00</text:p>
          </table:table-cell>
          <table:table-cell office:value-type="float" office:value="1.32157440579483" calcext:value-type="float">
            <text:p>1.32157440579483</text:p>
          </table:table-cell>
          <table:table-cell table:formula="of:=ABS([.B11]-[.C1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6, 1.176424529597628e-16</text:p>
          </table:table-cell>
          <table:table-cell table:formula="of:=RIGHT([.K11]; LEN([.K11])-13)" office:value-type="string" office:string-value="1.176424529597628e-16" calcext:value-type="string">
            <text:p>1.176424529597628e-16</text:p>
          </table:table-cell>
          <table:table-cell table:style-name="ce10" office:value-type="float" office:value="1.17623888126783E-016" calcext:value-type="float">
            <text:p>1.18E-16</text:p>
          </table:table-cell>
          <table:table-cell table:formula="of:=[.L11]-[.M11]" office:value-type="float" office:value="1.85648329798155E-020" calcext:value-type="float">
            <text:p>1.85648329798155E-20</text:p>
          </table:table-cell>
          <table:table-cell table:number-columns-repeated="2"/>
          <table:table-cell office:value-type="string" calcext:value-type="string">
            <text:p>i, phi2 = 6, -2.698362913071929e-14</text:p>
          </table:table-cell>
          <table:table-cell table:formula="of:=RIGHT([.Q11]; LEN([.Q11])-13)" office:value-type="string" office:string-value="-2.698362913071929e-14" calcext:value-type="string">
            <text:p>-2.698362913071929e-14</text:p>
          </table:table-cell>
          <table:table-cell table:style-name="ce10" office:value-type="float" office:value="-0.0000000000000269836273505547" calcext:value-type="float">
            <text:p>-2.70E-14</text:p>
          </table:table-cell>
          <table:table-cell table:formula="of:=[.R11]-[.S11]" office:value-type="float" office:value="-1.78016459077424E-021" calcext:value-type="float">
            <text:p>-1.78016459077424E-21</text:p>
          </table:table-cell>
          <table:table-cell table:number-columns-repeated="2"/>
          <table:table-cell office:value-type="string" calcext:value-type="string">
            <text:p>i, phi = 6, 1.551487318741422e-05</text:p>
          </table:table-cell>
          <table:table-cell table:formula="of:=RIGHT([.W11]; LEN([.W11])-12)" office:value-type="string" office:string-value="1.551487318741422e-05" calcext:value-type="string">
            <text:p>1.551487318741422e-05</text:p>
          </table:table-cell>
          <table:table-cell table:style-name="ce10" office:value-type="float" office:value="0.0000155148731874142" calcext:value-type="float">
            <text:p>1.55E-05</text:p>
          </table:table-cell>
          <table:table-cell table:formula="of:=[.X11]-[.Y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7, 1.321574405794832e+00</text:p>
          </table:table-cell>
          <table:table-cell table:formula="of:=RIGHT([.A12]; LEN([.A12])-10)" office:value-type="string" office:string-value="1.321574405794832e+00" calcext:value-type="string">
            <text:p>1.321574405794832e+00</text:p>
          </table:table-cell>
          <table:table-cell office:value-type="float" office:value="1.32157440579483" calcext:value-type="float">
            <text:p>1.32157440579483</text:p>
          </table:table-cell>
          <table:table-cell table:formula="of:=ABS([.B12]-[.C1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7, -8.433547396150339e-19</text:p>
          </table:table-cell>
          <table:table-cell table:formula="of:=RIGHT([.K12]; LEN([.K12])-13)" office:value-type="string" office:string-value="-8.433547396150339e-19" calcext:value-type="string">
            <text:p>-8.433547396150339e-19</text:p>
          </table:table-cell>
          <table:table-cell table:style-name="ce10" office:value-type="float" office:value="-8.37785289721051E-019" calcext:value-type="float">
            <text:p>-8.38E-19</text:p>
          </table:table-cell>
          <table:table-cell table:formula="of:=[.L12]-[.M12]" office:value-type="float" office:value="-5.56944989398289E-021" calcext:value-type="float">
            <text:p>-5.56944989398289E-21</text:p>
          </table:table-cell>
          <table:table-cell table:number-columns-repeated="2"/>
          <table:table-cell office:value-type="string" calcext:value-type="string">
            <text:p>i, phi2 = 7, 3.017624787651863e-15</text:p>
          </table:table-cell>
          <table:table-cell table:formula="of:=RIGHT([.Q12]; LEN([.Q12])-13)" office:value-type="string" office:string-value="3.017624787651863e-15" calcext:value-type="string">
            <text:p>3.017624787651863e-15</text:p>
          </table:table-cell>
          <table:table-cell table:style-name="ce10" office:value-type="float" office:value="3.01762182941842E-015" calcext:value-type="float">
            <text:p>3.02E-15</text:p>
          </table:table-cell>
          <table:table-cell table:formula="of:=[.R12]-[.S12]" office:value-type="float" office:value="2.95823344289416E-021" calcext:value-type="float">
            <text:p>2.95823344289416E-21</text:p>
          </table:table-cell>
          <table:table-cell table:number-columns-repeated="2"/>
          <table:table-cell office:value-type="string" calcext:value-type="string">
            <text:p>i, phi = 7, -1.914973292107392e-09</text:p>
          </table:table-cell>
          <table:table-cell table:formula="of:=RIGHT([.W12]; LEN([.W12])-12)" office:value-type="string" office:string-value="-1.914973292107392e-09" calcext:value-type="string">
            <text:p>-1.914973292107392e-09</text:p>
          </table:table-cell>
          <table:table-cell table:style-name="ce10" office:value-type="float" office:value="-0.0000000019149732921099" calcext:value-type="float">
            <text:p>-1.91E-09</text:p>
          </table:table-cell>
          <table:table-cell table:formula="of:=[.X12]-[.Y12]" office:value-type="float" office:value="2.5075980269545E-021" calcext:value-type="float">
            <text:p>2.5075980269545E-21</text:p>
          </table:table-cell>
          <table:table-cell/>
        </table:table-row>
        <table:table-row table:style-name="ro2">
          <table:table-cell office:value-type="string" calcext:value-type="string">
            <text:p>i, a = 8, 2.241607776043367e+00</text:p>
          </table:table-cell>
          <table:table-cell table:formula="of:=RIGHT([.A13]; LEN([.A13])-10)" office:value-type="string" office:string-value="2.241607776043367e+00" calcext:value-type="string">
            <text:p>2.241607776043367e+00</text:p>
          </table:table-cell>
          <table:table-cell office:value-type="float" office:value="2.24160777604337" calcext:value-type="float">
            <text:p>2.24160777604337</text:p>
          </table:table-cell>
          <table:table-cell table:formula="of:=ABS([.B13]-[.C1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8, 5.346870185448629e-20</text:p>
          </table:table-cell>
          <table:table-cell table:formula="of:=RIGHT([.K13]; LEN([.K13])-13)" office:value-type="string" office:string-value="5.346870185448629e-20" calcext:value-type="string">
            <text:p>5.346870185448629e-20</text:p>
          </table:table-cell>
          <table:table-cell table:style-name="ce10" office:value-type="float" office:value="5.34687018544863E-020" calcext:value-type="float">
            <text:p>5.35E-20</text:p>
          </table:table-cell>
          <table:table-cell table:formula="of:=[.L13]-[.M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8, -9.901415388080653e-18</text:p>
          </table:table-cell>
          <table:table-cell table:formula="of:=RIGHT([.Q13]; LEN([.Q13])-13)" office:value-type="string" office:string-value="-9.901415388080653e-18" calcext:value-type="string">
            <text:p>-9.901415388080653e-18</text:p>
          </table:table-cell>
          <table:table-cell table:style-name="ce10" office:value-type="float" office:value="-9.89863898447092E-018" calcext:value-type="float">
            <text:p>-9.90E-18</text:p>
          </table:table-cell>
          <table:table-cell table:formula="of:=[.R13]-[.S13]" office:value-type="float" office:value="-2.77640360973273E-021" calcext:value-type="float">
            <text:p>-2.77640360973273E-21</text:p>
          </table:table-cell>
          <table:table-cell table:number-columns-repeated="2"/>
          <table:table-cell office:value-type="string" calcext:value-type="string">
            <text:p>i, phi = 8, 3.609973379612048e-10</text:p>
          </table:table-cell>
          <table:table-cell table:formula="of:=RIGHT([.W13]; LEN([.W13])-12)" office:value-type="string" office:string-value="3.609973379612048e-10" calcext:value-type="string">
            <text:p>3.609973379612048e-10</text:p>
          </table:table-cell>
          <table:table-cell table:style-name="ce10" office:value-type="float" office:value="0.00000000036099733796231" calcext:value-type="float">
            <text:p>3.61E-10</text:p>
          </table:table-cell>
          <table:table-cell table:formula="of:=[.X13]-[.Y13]" office:value-type="float" office:value="-1.10516499715913E-021" calcext:value-type="float">
            <text:p>-1.10516499715913E-21</text:p>
          </table:table-cell>
          <table:table-cell/>
        </table:table-row>
        <table:table-row table:style-name="ro2">
          <table:table-cell office:value-type="string" calcext:value-type="string">
            <text:p>i, a = 9, 3.542731446084672e+00</text:p>
          </table:table-cell>
          <table:table-cell table:formula="of:=RIGHT([.A14]; LEN([.A14])-10)" office:value-type="string" office:string-value="3.542731446084672e+00" calcext:value-type="string">
            <text:p>3.542731446084672e+00</text:p>
          </table:table-cell>
          <table:table-cell office:value-type="float" office:value="3.54273144608467" calcext:value-type="float">
            <text:p>3.54273144608467</text:p>
          </table:table-cell>
          <table:table-cell table:formula="of:=ABS([.B14]-[.C1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9, -8.323687283940040e-24</text:p>
          </table:table-cell>
          <table:table-cell table:formula="of:=RIGHT([.K14]; LEN([.K14])-13)" office:value-type="string" office:string-value="-8.323687283940040e-24" calcext:value-type="string">
            <text:p>-8.323687283940040e-24</text:p>
          </table:table-cell>
          <table:table-cell table:style-name="ce10" office:value-type="float" office:value="-8.32368728394004E-024" calcext:value-type="float">
            <text:p>-8.32E-24</text:p>
          </table:table-cell>
          <table:table-cell table:formula="of:=[.L14]-[.M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9, 6.645590384837042e-19</text:p>
          </table:table-cell>
          <table:table-cell table:formula="of:=RIGHT([.Q14]; LEN([.Q14])-13)" office:value-type="string" office:string-value="6.645590384837042e-19" calcext:value-type="string">
            <text:p>6.645590384837042e-19</text:p>
          </table:table-cell>
          <table:table-cell table:style-name="ce10" office:value-type="float" office:value="6.64239724910225E-019" calcext:value-type="float">
            <text:p>6.64E-19</text:p>
          </table:table-cell>
          <table:table-cell table:formula="of:=[.R14]-[.S14]" office:value-type="float" office:value="3.19313573479185E-022" calcext:value-type="float">
            <text:p>3.19313573479185E-22</text:p>
          </table:table-cell>
          <table:table-cell table:number-columns-repeated="2"/>
          <table:table-cell office:value-type="string" calcext:value-type="string">
            <text:p>i, phi = 9, -7.040567557028924e-16</text:p>
          </table:table-cell>
          <table:table-cell table:formula="of:=RIGHT([.W14]; LEN([.W14])-12)" office:value-type="string" office:string-value="-7.040567557028924e-16" calcext:value-type="string">
            <text:p>-7.040567557028924e-16</text:p>
          </table:table-cell>
          <table:table-cell table:style-name="ce10" office:value-type="float" office:value="-7.04055417654717E-016" calcext:value-type="float">
            <text:p>-7.04E-16</text:p>
          </table:table-cell>
          <table:table-cell table:formula="of:=[.X14]-[.Y14]" office:value-type="float" office:value="-1.33804817535654E-021" calcext:value-type="float">
            <text:p>-1.33804817535654E-21</text:p>
          </table:table-cell>
          <table:table-cell/>
        </table:table-row>
        <table:table-row table:style-name="ro2">
          <table:table-cell office:value-type="string" calcext:value-type="string">
            <text:p>i, a = 10, 4.462764816333206e+00</text:p>
          </table:table-cell>
          <table:table-cell table:formula="of:=RIGHT([.A15]; LEN([.A15])-10)" office:value-type="string" office:string-value=" 4.462764816333206e+00" calcext:value-type="string">
            <text:p><text:s/>4.462764816333206e+00</text:p>
          </table:table-cell>
          <table:table-cell office:value-type="float" office:value="4.46276481633321" calcext:value-type="float">
            <text:p>4.46276481633321</text:p>
          </table:table-cell>
          <table:table-cell table:formula="of:=ABS([.B15]-[.C1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0, 8.996826373355100e-25</text:p>
          </table:table-cell>
          <table:table-cell table:formula="of:=RIGHT([.K15]; LEN([.K15])-13)" office:value-type="string" office:string-value=" 8.996826373355100e-25" calcext:value-type="string">
            <text:p><text:s/>8.996826373355100e-25</text:p>
          </table:table-cell>
          <table:table-cell table:style-name="ce10" office:value-type="float" office:value="8.9968263733551E-025" calcext:value-type="float">
            <text:p>9.00E-25</text:p>
          </table:table-cell>
          <table:table-cell table:formula="of:=[.L15]-[.M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0, -8.297296410865524e-21</text:p>
          </table:table-cell>
          <table:table-cell table:formula="of:=RIGHT([.Q15]; LEN([.Q15])-13)" office:value-type="string" office:string-value=" -8.297296410865524e-21" calcext:value-type="string">
            <text:p><text:s/>-8.297296410865524e-21</text:p>
          </table:table-cell>
          <table:table-cell table:style-name="ce10" office:value-type="float" office:value="-8.26016674490564E-021" calcext:value-type="float">
            <text:p>-8.26E-21</text:p>
          </table:table-cell>
          <table:table-cell table:formula="of:=[.R15]-[.S15]" office:value-type="float" office:value="-3.71296659598855E-023" calcext:value-type="float">
            <text:p>-3.71296659598855E-23</text:p>
          </table:table-cell>
          <table:table-cell table:number-columns-repeated="2"/>
          <table:table-cell office:value-type="string" calcext:value-type="string">
            <text:p>i, phi = 10, 5.531713142616204e-17</text:p>
          </table:table-cell>
          <table:table-cell table:formula="of:=RIGHT([.W15]; LEN([.W15])-12)" office:value-type="string" office:string-value=" 5.531713142616204e-17" calcext:value-type="string">
            <text:p><text:s/>5.531713142616204e-17</text:p>
          </table:table-cell>
          <table:table-cell table:style-name="ce10" office:value-type="float" office:value="5.53165564999059E-017" calcext:value-type="float">
            <text:p>5.53E-17</text:p>
          </table:table-cell>
          <table:table-cell table:formula="of:=[.X15]-[.Y15]" office:value-type="float" office:value="5.74926256137513E-022" calcext:value-type="float">
            <text:p>5.74926256137513E-22</text:p>
          </table:table-cell>
          <table:table-cell/>
        </table:table-row>
        <table:table-row table:style-name="ro2">
          <table:table-cell office:value-type="string" calcext:value-type="string">
            <text:p>i, a = 11, 4.462764816333206e+00</text:p>
          </table:table-cell>
          <table:table-cell table:formula="of:=RIGHT([.A16]; LEN([.A16])-10)" office:value-type="string" office:string-value=" 4.462764816333206e+00" calcext:value-type="string">
            <text:p><text:s/>4.462764816333206e+00</text:p>
          </table:table-cell>
          <table:table-cell office:value-type="float" office:value="4.46276481633321" calcext:value-type="float">
            <text:p>4.46276481633321</text:p>
          </table:table-cell>
          <table:table-cell table:formula="of:=ABS([.B16]-[.C1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1, -3.395535187930486e-26</text:p>
          </table:table-cell>
          <table:table-cell table:formula="of:=RIGHT([.K16]; LEN([.K16])-13)" office:value-type="string" office:string-value=" -3.395535187930486e-26" calcext:value-type="string">
            <text:p><text:s/>-3.395535187930486e-26</text:p>
          </table:table-cell>
          <table:table-cell table:style-name="ce10" office:value-type="float" office:value="-3.39553518793049E-026" calcext:value-type="float">
            <text:p>-3.40E-26</text:p>
          </table:table-cell>
          <table:table-cell table:formula="of:=[.L16]-[.M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1, 3.570477808026872e-22</text:p>
          </table:table-cell>
          <table:table-cell table:formula="of:=RIGHT([.Q16]; LEN([.Q16])-13)" office:value-type="string" office:string-value=" 3.570477808026872e-22" calcext:value-type="string">
            <text:p><text:s/>3.570477808026872e-22</text:p>
          </table:table-cell>
          <table:table-cell table:style-name="ce10" office:value-type="float" office:value="3.57047780802687E-022" calcext:value-type="float">
            <text:p>3.57E-22</text:p>
          </table:table-cell>
          <table:table-cell table:formula="of:=[.R16]-[.S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1, -2.688836795652613e-19</text:p>
          </table:table-cell>
          <table:table-cell table:formula="of:=RIGHT([.W16]; LEN([.W16])-12)" office:value-type="string" office:string-value=" -2.688836795652613e-19" calcext:value-type="string">
            <text:p><text:s/>-2.688836795652613e-19</text:p>
          </table:table-cell>
          <table:table-cell table:style-name="ce10" office:value-type="float" office:value="-2.68771943647223E-019" calcext:value-type="float">
            <text:p>-2.69E-19</text:p>
          </table:table-cell>
          <table:table-cell table:formula="of:=[.X16]-[.Y16]" office:value-type="float" office:value="-1.11735918038344E-022" calcext:value-type="float">
            <text:p>-1.11735918038344E-22</text:p>
          </table:table-cell>
          <table:table-cell/>
        </table:table-row>
        <table:table-row table:style-name="ro2">
          <table:table-cell office:value-type="string" calcext:value-type="string">
            <text:p>i, a = 12, 3.542731446084672e+00</text:p>
          </table:table-cell>
          <table:table-cell table:formula="of:=RIGHT([.A17]; LEN([.A17])-10)" office:value-type="string" office:string-value=" 3.542731446084672e+00" calcext:value-type="string">
            <text:p><text:s/>3.542731446084672e+00</text:p>
          </table:table-cell>
          <table:table-cell office:value-type="float" office:value="3.54273144608467" calcext:value-type="float">
            <text:p>3.54273144608467</text:p>
          </table:table-cell>
          <table:table-cell table:formula="of:=ABS([.B17]-[.C1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2, 1.273043741950859e-27</text:p>
          </table:table-cell>
          <table:table-cell table:formula="of:=RIGHT([.K17]; LEN([.K17])-13)" office:value-type="string" office:string-value=" 1.273043741950859e-27" calcext:value-type="string">
            <text:p><text:s/>1.273043741950859e-27</text:p>
          </table:table-cell>
          <table:table-cell table:style-name="ce10" office:value-type="float" office:value="1.27304374195086E-027" calcext:value-type="float">
            <text:p>1.27E-27</text:p>
          </table:table-cell>
          <table:table-cell table:formula="of:=[.L17]-[.M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2, -8.490175718306795e-26</text:p>
          </table:table-cell>
          <table:table-cell table:formula="of:=RIGHT([.Q17]; LEN([.Q17])-13)" office:value-type="string" office:string-value=" -8.490175718306795e-26" calcext:value-type="string">
            <text:p><text:s/>-8.490175718306795e-26</text:p>
          </table:table-cell>
          <table:table-cell table:style-name="ce10" office:value-type="float" office:value="-8.49017571830679E-026" calcext:value-type="float">
            <text:p>-8.49E-26</text:p>
          </table:table-cell>
          <table:table-cell table:formula="of:=[.R17]-[.S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2, 1.040811176773522e-20</text:p>
          </table:table-cell>
          <table:table-cell table:formula="of:=RIGHT([.W17]; LEN([.W17])-12)" office:value-type="string" office:string-value=" 1.040811176773522e-20" calcext:value-type="string">
            <text:p><text:s/>1.040811176773522e-20</text:p>
          </table:table-cell>
          <table:table-cell table:style-name="ce10" office:value-type="float" office:value="1.03996753613014E-020" calcext:value-type="float">
            <text:p>1.04E-20</text:p>
          </table:table-cell>
          <table:table-cell table:formula="of:=[.X17]-[.Y17]" office:value-type="float" office:value="8.43640643382036E-024" calcext:value-type="float">
            <text:p>8.43640643382036E-24</text:p>
          </table:table-cell>
          <table:table-cell/>
        </table:table-row>
        <table:table-row table:style-name="ro2">
          <table:table-cell office:value-type="string" calcext:value-type="string">
            <text:p>i, a = 13, 2.241607776043367e+00</text:p>
          </table:table-cell>
          <table:table-cell table:formula="of:=RIGHT([.A18]; LEN([.A18])-10)" office:value-type="string" office:string-value=" 2.241607776043367e+00" calcext:value-type="string">
            <text:p><text:s/>2.241607776043367e+00</text:p>
          </table:table-cell>
          <table:table-cell office:value-type="float" office:value="2.24160777604337" calcext:value-type="float">
            <text:p>2.24160777604337</text:p>
          </table:table-cell>
          <table:table-cell table:formula="of:=ABS([.B18]-[.C1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3, 0.000000000000000e+00</text:p>
          </table:table-cell>
          <table:table-cell table:formula="of:=RIGHT([.K18]; LEN([.K1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18]-[.M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3, 3.993346433518688e-27</text:p>
          </table:table-cell>
          <table:table-cell table:formula="of:=RIGHT([.Q18]; LEN([.Q18])-13)" office:value-type="string" office:string-value=" 3.993346433518688e-27" calcext:value-type="string">
            <text:p><text:s/>3.993346433518688e-27</text:p>
          </table:table-cell>
          <table:table-cell table:style-name="ce10" office:value-type="float" office:value="3.99334643351869E-027" calcext:value-type="float">
            <text:p>3.99E-27</text:p>
          </table:table-cell>
          <table:table-cell table:formula="of:=[.R18]-[.S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3, -9.802441547556260e-23</text:p>
          </table:table-cell>
          <table:table-cell table:formula="of:=RIGHT([.W18]; LEN([.W18])-12)" office:value-type="string" office:string-value=" -9.802441547556260e-23" calcext:value-type="string">
            <text:p><text:s/>-9.802441547556260e-23</text:p>
          </table:table-cell>
          <table:table-cell table:style-name="ce10" office:value-type="float" office:value="-9.76928615767261E-023" calcext:value-type="float">
            <text:p>-9.77E-23</text:p>
          </table:table-cell>
          <table:table-cell table:formula="of:=[.X18]-[.Y18]" office:value-type="float" office:value="-3.31553898836495E-025" calcext:value-type="float">
            <text:p>-3.31553898836495E-25</text:p>
          </table:table-cell>
          <table:table-cell/>
        </table:table-row>
        <table:table-row table:style-name="ro2">
          <table:table-cell office:value-type="string" calcext:value-type="string">
            <text:p>i, a = 14, 1.321574405794832e+00</text:p>
          </table:table-cell>
          <table:table-cell table:formula="of:=RIGHT([.A19]; LEN([.A19])-10)" office:value-type="string" office:string-value=" 1.321574405794832e+00" calcext:value-type="string">
            <text:p><text:s/>1.321574405794832e+00</text:p>
          </table:table-cell>
          <table:table-cell office:value-type="float" office:value="1.32157440579483" calcext:value-type="float">
            <text:p>1.32157440579483</text:p>
          </table:table-cell>
          <table:table-cell table:formula="of:=ABS([.B19]-[.C1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4, 0.000000000000000e+00</text:p>
          </table:table-cell>
          <table:table-cell table:formula="of:=RIGHT([.K19]; LEN([.K1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19]-[.M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4, -8.588500858507660e-29</text:p>
          </table:table-cell>
          <table:table-cell table:formula="of:=RIGHT([.Q19]; LEN([.Q19])-13)" office:value-type="string" office:string-value=" -8.588500858507660e-29" calcext:value-type="string">
            <text:p><text:s/>-8.588500858507660e-29</text:p>
          </table:table-cell>
          <table:table-cell table:style-name="ce10" office:value-type="float" office:value="-8.58850085850766E-029" calcext:value-type="float">
            <text:p>-8.59E-29</text:p>
          </table:table-cell>
          <table:table-cell table:formula="of:=[.R19]-[.S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4, 1.883642571098038e-24</text:p>
          </table:table-cell>
          <table:table-cell table:formula="of:=RIGHT([.W19]; LEN([.W19])-12)" office:value-type="string" office:string-value=" 1.883642571098038e-24" calcext:value-type="string">
            <text:p><text:s/>1.883642571098038e-24</text:p>
          </table:table-cell>
          <table:table-cell table:style-name="ce10" office:value-type="float" office:value="1.88364257109804E-024" calcext:value-type="float">
            <text:p>1.88E-24</text:p>
          </table:table-cell>
          <table:table-cell table:formula="of:=[.X19]-[.Y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5, 1.321574405794832e+00</text:p>
          </table:table-cell>
          <table:table-cell table:formula="of:=RIGHT([.A20]; LEN([.A20])-10)" office:value-type="string" office:string-value=" 1.321574405794832e+00" calcext:value-type="string">
            <text:p><text:s/>1.321574405794832e+00</text:p>
          </table:table-cell>
          <table:table-cell office:value-type="float" office:value="1.32157440579483" calcext:value-type="float">
            <text:p>1.32157440579483</text:p>
          </table:table-cell>
          <table:table-cell table:formula="of:=ABS([.B20]-[.C2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5, 0.000000000000000e+00</text:p>
          </table:table-cell>
          <table:table-cell table:formula="of:=RIGHT([.K20]; LEN([.K2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0]-[.M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5, 2.513273118138281e-30</text:p>
          </table:table-cell>
          <table:table-cell table:formula="of:=RIGHT([.Q20]; LEN([.Q20])-13)" office:value-type="string" office:string-value=" 2.513273118138281e-30" calcext:value-type="string">
            <text:p><text:s/>2.513273118138281e-30</text:p>
          </table:table-cell>
          <table:table-cell table:style-name="ce10" office:value-type="float" office:value="2.51327311813828E-030" calcext:value-type="float">
            <text:p>2.51E-30</text:p>
          </table:table-cell>
          <table:table-cell table:formula="of:=[.R20]-[.S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5, -6.166699737420937e-28</text:p>
          </table:table-cell>
          <table:table-cell table:formula="of:=RIGHT([.W20]; LEN([.W20])-12)" office:value-type="string" office:string-value=" -6.166699737420937e-28" calcext:value-type="string">
            <text:p><text:s/>-6.166699737420937e-28</text:p>
          </table:table-cell>
          <table:table-cell table:style-name="ce10" office:value-type="float" office:value="-6.16669973742094E-028" calcext:value-type="float">
            <text:p>-6.17E-28</text:p>
          </table:table-cell>
          <table:table-cell table:formula="of:=[.X20]-[.Y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6, 2.241607776043366e+00</text:p>
          </table:table-cell>
          <table:table-cell table:formula="of:=RIGHT([.A21]; LEN([.A21])-10)" office:value-type="string" office:string-value=" 2.241607776043366e+00" calcext:value-type="string">
            <text:p><text:s/>2.241607776043366e+00</text:p>
          </table:table-cell>
          <table:table-cell office:value-type="float" office:value="2.24160777604337" calcext:value-type="float">
            <text:p>2.24160777604337</text:p>
          </table:table-cell>
          <table:table-cell table:formula="of:=ABS([.B21]-[.C2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6, 0.000000000000000e+00</text:p>
          </table:table-cell>
          <table:table-cell table:formula="of:=RIGHT([.K21]; LEN([.K2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1]-[.M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6, 0.000000000000000e+00</text:p>
          </table:table-cell>
          <table:table-cell table:formula="of:=RIGHT([.Q21]; LEN([.Q2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1]-[.S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6, 4.208425863623296e-29</text:p>
          </table:table-cell>
          <table:table-cell table:formula="of:=RIGHT([.W21]; LEN([.W21])-12)" office:value-type="string" office:string-value=" 4.208425863623296e-29" calcext:value-type="string">
            <text:p><text:s/>4.208425863623296e-29</text:p>
          </table:table-cell>
          <table:table-cell table:style-name="ce10" office:value-type="float" office:value="4.20842586362329E-029" calcext:value-type="float">
            <text:p>4.21E-29</text:p>
          </table:table-cell>
          <table:table-cell table:formula="of:=[.X21]-[.Y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7, 3.542731446084672e+00</text:p>
          </table:table-cell>
          <table:table-cell table:formula="of:=RIGHT([.A22]; LEN([.A22])-10)" office:value-type="string" office:string-value=" 3.542731446084672e+00" calcext:value-type="string">
            <text:p><text:s/>3.542731446084672e+00</text:p>
          </table:table-cell>
          <table:table-cell office:value-type="float" office:value="3.54273144608467" calcext:value-type="float">
            <text:p>3.54273144608467</text:p>
          </table:table-cell>
          <table:table-cell table:formula="of:=ABS([.B22]-[.C2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7, 0.000000000000000e+00</text:p>
          </table:table-cell>
          <table:table-cell table:formula="of:=RIGHT([.K22]; LEN([.K2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2]-[.M2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7, 0.000000000000000e+00</text:p>
          </table:table-cell>
          <table:table-cell table:formula="of:=RIGHT([.Q22]; LEN([.Q2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2]-[.S2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7, -1.478092811644272e-30</text:p>
          </table:table-cell>
          <table:table-cell table:formula="of:=RIGHT([.W22]; LEN([.W22])-12)" office:value-type="string" office:string-value=" -1.478092811644272e-30" calcext:value-type="string">
            <text:p><text:s/>-1.478092811644272e-30</text:p>
          </table:table-cell>
          <table:table-cell table:style-name="ce10" office:value-type="float" office:value="-1.47809281164427E-030" calcext:value-type="float">
            <text:p>-1.48E-30</text:p>
          </table:table-cell>
          <table:table-cell table:formula="of:=[.X22]-[.Y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8, 4.462764816333206e+00</text:p>
          </table:table-cell>
          <table:table-cell table:formula="of:=RIGHT([.A23]; LEN([.A23])-10)" office:value-type="string" office:string-value=" 4.462764816333206e+00" calcext:value-type="string">
            <text:p><text:s/>4.462764816333206e+00</text:p>
          </table:table-cell>
          <table:table-cell office:value-type="float" office:value="4.46276481633321" calcext:value-type="float">
            <text:p>4.46276481633321</text:p>
          </table:table-cell>
          <table:table-cell table:formula="of:=ABS([.B23]-[.C2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8, 0.000000000000000e+00</text:p>
          </table:table-cell>
          <table:table-cell table:formula="of:=RIGHT([.K23]; LEN([.K2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3]-[.M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8, 0.000000000000000e+00</text:p>
          </table:table-cell>
          <table:table-cell table:formula="of:=RIGHT([.Q23]; LEN([.Q2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3]-[.S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8, 4.468041098912500e-32</text:p>
          </table:table-cell>
          <table:table-cell table:formula="of:=RIGHT([.W23]; LEN([.W23])-12)" office:value-type="string" office:string-value=" 4.468041098912500e-32" calcext:value-type="string">
            <text:p><text:s/>4.468041098912500e-32</text:p>
          </table:table-cell>
          <table:table-cell table:style-name="ce10" office:value-type="float" office:value="4.4680410989125E-032" calcext:value-type="float">
            <text:p>4.47E-32</text:p>
          </table:table-cell>
          <table:table-cell table:formula="of:=[.X23]-[.Y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9, 4.462764816333206e+00</text:p>
          </table:table-cell>
          <table:table-cell table:formula="of:=RIGHT([.A24]; LEN([.A24])-10)" office:value-type="string" office:string-value=" 4.462764816333206e+00" calcext:value-type="string">
            <text:p><text:s/>4.462764816333206e+00</text:p>
          </table:table-cell>
          <table:table-cell office:value-type="float" office:value="4.46276481633321" calcext:value-type="float">
            <text:p>4.46276481633321</text:p>
          </table:table-cell>
          <table:table-cell table:formula="of:=ABS([.B24]-[.C2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9, 0.000000000000000e+00</text:p>
          </table:table-cell>
          <table:table-cell table:formula="of:=RIGHT([.K24]; LEN([.K2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4]-[.M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9, 0.000000000000000e+00</text:p>
          </table:table-cell>
          <table:table-cell table:formula="of:=RIGHT([.Q24]; LEN([.Q2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4]-[.S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9, 0.000000000000000e+00</text:p>
          </table:table-cell>
          <table:table-cell table:formula="of:=RIGHT([.W24]; LEN([.W24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4]-[.Y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0, 3.542731446084673e+00</text:p>
          </table:table-cell>
          <table:table-cell table:formula="of:=RIGHT([.A25]; LEN([.A25])-10)" office:value-type="string" office:string-value=" 3.542731446084673e+00" calcext:value-type="string">
            <text:p><text:s/>3.542731446084673e+00</text:p>
          </table:table-cell>
          <table:table-cell office:value-type="float" office:value="3.54273144608467" calcext:value-type="float">
            <text:p>3.54273144608467</text:p>
          </table:table-cell>
          <table:table-cell table:formula="of:=ABS([.B25]-[.C2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0, 0.000000000000000e+00</text:p>
          </table:table-cell>
          <table:table-cell table:formula="of:=RIGHT([.K25]; LEN([.K2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5]-[.M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0, 0.000000000000000e+00</text:p>
          </table:table-cell>
          <table:table-cell table:formula="of:=RIGHT([.Q25]; LEN([.Q2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5]-[.S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0, 0.000000000000000e+00</text:p>
          </table:table-cell>
          <table:table-cell table:formula="of:=RIGHT([.W25]; LEN([.W25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5]-[.Y2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1, 2.241607776043367e+00</text:p>
          </table:table-cell>
          <table:table-cell table:formula="of:=RIGHT([.A26]; LEN([.A26])-10)" office:value-type="string" office:string-value=" 2.241607776043367e+00" calcext:value-type="string">
            <text:p><text:s/>2.241607776043367e+00</text:p>
          </table:table-cell>
          <table:table-cell office:value-type="float" office:value="2.24160777604337" calcext:value-type="float">
            <text:p>2.24160777604337</text:p>
          </table:table-cell>
          <table:table-cell table:formula="of:=ABS([.B26]-[.C2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1, 0.000000000000000e+00</text:p>
          </table:table-cell>
          <table:table-cell table:formula="of:=RIGHT([.K26]; LEN([.K2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6]-[.M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1, 0.000000000000000e+00</text:p>
          </table:table-cell>
          <table:table-cell table:formula="of:=RIGHT([.Q26]; LEN([.Q2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6]-[.S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1, 0.000000000000000e+00</text:p>
          </table:table-cell>
          <table:table-cell table:formula="of:=RIGHT([.W26]; LEN([.W26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6]-[.Y2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2, 1.321574405794832e+00</text:p>
          </table:table-cell>
          <table:table-cell table:formula="of:=RIGHT([.A27]; LEN([.A27])-10)" office:value-type="string" office:string-value=" 1.321574405794832e+00" calcext:value-type="string">
            <text:p><text:s/>1.321574405794832e+00</text:p>
          </table:table-cell>
          <table:table-cell office:value-type="float" office:value="1.32157440579483" calcext:value-type="float">
            <text:p>1.32157440579483</text:p>
          </table:table-cell>
          <table:table-cell table:formula="of:=ABS([.B27]-[.C2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2, 0.000000000000000e+00</text:p>
          </table:table-cell>
          <table:table-cell table:formula="of:=RIGHT([.K27]; LEN([.K2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7]-[.M2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2, 0.000000000000000e+00</text:p>
          </table:table-cell>
          <table:table-cell table:formula="of:=RIGHT([.Q27]; LEN([.Q2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7]-[.S2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2, 0.000000000000000e+00</text:p>
          </table:table-cell>
          <table:table-cell table:formula="of:=RIGHT([.W27]; LEN([.W27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7]-[.Y2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3, 1.321574405794832e+00</text:p>
          </table:table-cell>
          <table:table-cell table:formula="of:=RIGHT([.A28]; LEN([.A28])-10)" office:value-type="string" office:string-value=" 1.321574405794832e+00" calcext:value-type="string">
            <text:p><text:s/>1.321574405794832e+00</text:p>
          </table:table-cell>
          <table:table-cell office:value-type="float" office:value="1.32157440579483" calcext:value-type="float">
            <text:p>1.32157440579483</text:p>
          </table:table-cell>
          <table:table-cell table:formula="of:=ABS([.B28]-[.C2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3, 0.000000000000000e+00</text:p>
          </table:table-cell>
          <table:table-cell table:formula="of:=RIGHT([.K28]; LEN([.K2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8]-[.M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3, 0.000000000000000e+00</text:p>
          </table:table-cell>
          <table:table-cell table:formula="of:=RIGHT([.Q28]; LEN([.Q2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8]-[.S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3, 0.000000000000000e+00</text:p>
          </table:table-cell>
          <table:table-cell table:formula="of:=RIGHT([.W28]; LEN([.W28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8]-[.Y2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4, 2.241607776043365e+00</text:p>
          </table:table-cell>
          <table:table-cell table:formula="of:=RIGHT([.A29]; LEN([.A29])-10)" office:value-type="string" office:string-value=" 2.241607776043365e+00" calcext:value-type="string">
            <text:p><text:s/>2.241607776043365e+00</text:p>
          </table:table-cell>
          <table:table-cell office:value-type="float" office:value="2.24160777604337" calcext:value-type="float">
            <text:p>2.24160777604337</text:p>
          </table:table-cell>
          <table:table-cell table:formula="of:=ABS([.B29]-[.C2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4, 0.000000000000000e+00</text:p>
          </table:table-cell>
          <table:table-cell table:formula="of:=RIGHT([.K29]; LEN([.K2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9]-[.M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4, 0.000000000000000e+00</text:p>
          </table:table-cell>
          <table:table-cell table:formula="of:=RIGHT([.Q29]; LEN([.Q2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9]-[.S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4, 0.000000000000000e+00</text:p>
          </table:table-cell>
          <table:table-cell table:formula="of:=RIGHT([.W29]; LEN([.W29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9]-[.Y2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5, 3.542731446084672e+00</text:p>
          </table:table-cell>
          <table:table-cell table:formula="of:=RIGHT([.A30]; LEN([.A30])-10)" office:value-type="string" office:string-value=" 3.542731446084672e+00" calcext:value-type="string">
            <text:p><text:s/>3.542731446084672e+00</text:p>
          </table:table-cell>
          <table:table-cell office:value-type="float" office:value="3.54273144608467" calcext:value-type="float">
            <text:p>3.54273144608467</text:p>
          </table:table-cell>
          <table:table-cell table:formula="of:=ABS([.B30]-[.C3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5, 0.000000000000000e+00</text:p>
          </table:table-cell>
          <table:table-cell table:formula="of:=RIGHT([.K30]; LEN([.K3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0]-[.M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5, 0.000000000000000e+00</text:p>
          </table:table-cell>
          <table:table-cell table:formula="of:=RIGHT([.Q30]; LEN([.Q3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0]-[.S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5, 0.000000000000000e+00</text:p>
          </table:table-cell>
          <table:table-cell table:formula="of:=RIGHT([.W30]; LEN([.W30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0]-[.Y3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6, 4.462764816333206e+00</text:p>
          </table:table-cell>
          <table:table-cell table:formula="of:=RIGHT([.A31]; LEN([.A31])-10)" office:value-type="string" office:string-value=" 4.462764816333206e+00" calcext:value-type="string">
            <text:p><text:s/>4.462764816333206e+00</text:p>
          </table:table-cell>
          <table:table-cell office:value-type="float" office:value="4.46276481633321" calcext:value-type="float">
            <text:p>4.46276481633321</text:p>
          </table:table-cell>
          <table:table-cell table:formula="of:=ABS([.B31]-[.C3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6, 0.000000000000000e+00</text:p>
          </table:table-cell>
          <table:table-cell table:formula="of:=RIGHT([.K31]; LEN([.K3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1]-[.M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6, 0.000000000000000e+00</text:p>
          </table:table-cell>
          <table:table-cell table:formula="of:=RIGHT([.Q31]; LEN([.Q3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1]-[.S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6, 0.000000000000000e+00</text:p>
          </table:table-cell>
          <table:table-cell table:formula="of:=RIGHT([.W31]; LEN([.W31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1]-[.Y3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7, 4.462764816333206e+00</text:p>
          </table:table-cell>
          <table:table-cell table:formula="of:=RIGHT([.A32]; LEN([.A32])-10)" office:value-type="string" office:string-value=" 4.462764816333206e+00" calcext:value-type="string">
            <text:p><text:s/>4.462764816333206e+00</text:p>
          </table:table-cell>
          <table:table-cell office:value-type="float" office:value="4.46276481633321" calcext:value-type="float">
            <text:p>4.46276481633321</text:p>
          </table:table-cell>
          <table:table-cell table:formula="of:=ABS([.B32]-[.C3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7, 0.000000000000000e+00</text:p>
          </table:table-cell>
          <table:table-cell table:formula="of:=RIGHT([.K32]; LEN([.K3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2]-[.M3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7, 0.000000000000000e+00</text:p>
          </table:table-cell>
          <table:table-cell table:formula="of:=RIGHT([.Q32]; LEN([.Q3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2]-[.S3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7, 0.000000000000000e+00</text:p>
          </table:table-cell>
          <table:table-cell table:formula="of:=RIGHT([.W32]; LEN([.W32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2]-[.Y3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8, 3.542731446084673e+00</text:p>
          </table:table-cell>
          <table:table-cell table:formula="of:=RIGHT([.A33]; LEN([.A33])-10)" office:value-type="string" office:string-value=" 3.542731446084673e+00" calcext:value-type="string">
            <text:p><text:s/>3.542731446084673e+00</text:p>
          </table:table-cell>
          <table:table-cell office:value-type="float" office:value="3.54273144608467" calcext:value-type="float">
            <text:p>3.54273144608467</text:p>
          </table:table-cell>
          <table:table-cell table:formula="of:=ABS([.B33]-[.C3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8, 0.000000000000000e+00</text:p>
          </table:table-cell>
          <table:table-cell table:formula="of:=RIGHT([.K33]; LEN([.K3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3]-[.M3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8, 0.000000000000000e+00</text:p>
          </table:table-cell>
          <table:table-cell table:formula="of:=RIGHT([.Q33]; LEN([.Q3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3]-[.S3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8, 0.000000000000000e+00</text:p>
          </table:table-cell>
          <table:table-cell table:formula="of:=RIGHT([.W33]; LEN([.W33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3]-[.Y3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9, 2.241607776043370e+00</text:p>
          </table:table-cell>
          <table:table-cell table:formula="of:=RIGHT([.A34]; LEN([.A34])-10)" office:value-type="string" office:string-value=" 2.241607776043370e+00" calcext:value-type="string">
            <text:p><text:s/>2.241607776043370e+00</text:p>
          </table:table-cell>
          <table:table-cell office:value-type="float" office:value="2.24160777604337" calcext:value-type="float">
            <text:p>2.24160777604337</text:p>
          </table:table-cell>
          <table:table-cell table:formula="of:=ABS([.B34]-[.C3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9, 0.000000000000000e+00</text:p>
          </table:table-cell>
          <table:table-cell table:formula="of:=RIGHT([.K34]; LEN([.K3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4]-[.M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9, 0.000000000000000e+00</text:p>
          </table:table-cell>
          <table:table-cell table:formula="of:=RIGHT([.Q34]; LEN([.Q3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4]-[.S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9, 0.000000000000000e+00</text:p>
          </table:table-cell>
          <table:table-cell table:formula="of:=RIGHT([.W34]; LEN([.W34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4]-[.Y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0, 1.321574405794832e+00</text:p>
          </table:table-cell>
          <table:table-cell table:formula="of:=RIGHT([.A35]; LEN([.A35])-10)" office:value-type="string" office:string-value=" 1.321574405794832e+00" calcext:value-type="string">
            <text:p><text:s/>1.321574405794832e+00</text:p>
          </table:table-cell>
          <table:table-cell office:value-type="float" office:value="1.32157440579483" calcext:value-type="float">
            <text:p>1.32157440579483</text:p>
          </table:table-cell>
          <table:table-cell table:formula="of:=ABS([.B35]-[.C3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0, 0.000000000000000e+00</text:p>
          </table:table-cell>
          <table:table-cell table:formula="of:=RIGHT([.K35]; LEN([.K3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5]-[.M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0, 0.000000000000000e+00</text:p>
          </table:table-cell>
          <table:table-cell table:formula="of:=RIGHT([.Q35]; LEN([.Q3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5]-[.S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0, 0.000000000000000e+00</text:p>
          </table:table-cell>
          <table:table-cell table:formula="of:=RIGHT([.W35]; LEN([.W35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5]-[.Y3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1, 1.321574405794832e+00</text:p>
          </table:table-cell>
          <table:table-cell table:formula="of:=RIGHT([.A36]; LEN([.A36])-10)" office:value-type="string" office:string-value=" 1.321574405794832e+00" calcext:value-type="string">
            <text:p><text:s/>1.321574405794832e+00</text:p>
          </table:table-cell>
          <table:table-cell office:value-type="float" office:value="1.32157440579483" calcext:value-type="float">
            <text:p>1.32157440579483</text:p>
          </table:table-cell>
          <table:table-cell table:formula="of:=ABS([.B36]-[.C3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1, 0.000000000000000e+00</text:p>
          </table:table-cell>
          <table:table-cell table:formula="of:=RIGHT([.K36]; LEN([.K3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6]-[.M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1, 0.000000000000000e+00</text:p>
          </table:table-cell>
          <table:table-cell table:formula="of:=RIGHT([.Q36]; LEN([.Q3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6]-[.S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1, 0.000000000000000e+00</text:p>
          </table:table-cell>
          <table:table-cell table:formula="of:=RIGHT([.W36]; LEN([.W36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6]-[.Y3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2, 2.241607776043367e+00</text:p>
          </table:table-cell>
          <table:table-cell table:formula="of:=RIGHT([.A37]; LEN([.A37])-10)" office:value-type="string" office:string-value=" 2.241607776043367e+00" calcext:value-type="string">
            <text:p><text:s/>2.241607776043367e+00</text:p>
          </table:table-cell>
          <table:table-cell office:value-type="float" office:value="2.24160777604337" calcext:value-type="float">
            <text:p>2.24160777604337</text:p>
          </table:table-cell>
          <table:table-cell table:formula="of:=ABS([.B37]-[.C3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2, 0.000000000000000e+00</text:p>
          </table:table-cell>
          <table:table-cell table:formula="of:=RIGHT([.K37]; LEN([.K3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7]-[.M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2, 0.000000000000000e+00</text:p>
          </table:table-cell>
          <table:table-cell table:formula="of:=RIGHT([.Q37]; LEN([.Q3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7]-[.S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2, 0.000000000000000e+00</text:p>
          </table:table-cell>
          <table:table-cell table:formula="of:=RIGHT([.W37]; LEN([.W37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7]-[.Y3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3, 3.542731446084669e+00</text:p>
          </table:table-cell>
          <table:table-cell table:formula="of:=RIGHT([.A38]; LEN([.A38])-10)" office:value-type="string" office:string-value=" 3.542731446084669e+00" calcext:value-type="string">
            <text:p><text:s/>3.542731446084669e+00</text:p>
          </table:table-cell>
          <table:table-cell office:value-type="float" office:value="3.54273144608467" calcext:value-type="float">
            <text:p>3.54273144608467</text:p>
          </table:table-cell>
          <table:table-cell table:formula="of:=ABS([.B38]-[.C3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3, 0.000000000000000e+00</text:p>
          </table:table-cell>
          <table:table-cell table:formula="of:=RIGHT([.K38]; LEN([.K3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8]-[.M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3, 0.000000000000000e+00</text:p>
          </table:table-cell>
          <table:table-cell table:formula="of:=RIGHT([.Q38]; LEN([.Q3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8]-[.S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3, 0.000000000000000e+00</text:p>
          </table:table-cell>
          <table:table-cell table:formula="of:=RIGHT([.W38]; LEN([.W38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8]-[.Y3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4, 4.462764816333205e+00</text:p>
          </table:table-cell>
          <table:table-cell table:formula="of:=RIGHT([.A39]; LEN([.A39])-10)" office:value-type="string" office:string-value=" 4.462764816333205e+00" calcext:value-type="string">
            <text:p><text:s/>4.462764816333205e+00</text:p>
          </table:table-cell>
          <table:table-cell office:value-type="float" office:value="4.46276481633321" calcext:value-type="float">
            <text:p>4.46276481633321</text:p>
          </table:table-cell>
          <table:table-cell table:formula="of:=ABS([.B39]-[.C3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4, 0.000000000000000e+00</text:p>
          </table:table-cell>
          <table:table-cell table:formula="of:=RIGHT([.K39]; LEN([.K3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9]-[.M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4, 0.000000000000000e+00</text:p>
          </table:table-cell>
          <table:table-cell table:formula="of:=RIGHT([.Q39]; LEN([.Q3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9]-[.S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4, 0.000000000000000e+00</text:p>
          </table:table-cell>
          <table:table-cell table:formula="of:=RIGHT([.W39]; LEN([.W39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9]-[.Y3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5, 4.462764816333207e+00</text:p>
          </table:table-cell>
          <table:table-cell table:formula="of:=RIGHT([.A40]; LEN([.A40])-10)" office:value-type="string" office:string-value=" 4.462764816333207e+00" calcext:value-type="string">
            <text:p><text:s/>4.462764816333207e+00</text:p>
          </table:table-cell>
          <table:table-cell office:value-type="float" office:value="4.46276481633321" calcext:value-type="float">
            <text:p>4.46276481633321</text:p>
          </table:table-cell>
          <table:table-cell table:formula="of:=ABS([.B40]-[.C4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5, 0.000000000000000e+00</text:p>
          </table:table-cell>
          <table:table-cell table:formula="of:=RIGHT([.K40]; LEN([.K4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40]-[.M4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5, 0.000000000000000e+00</text:p>
          </table:table-cell>
          <table:table-cell table:formula="of:=RIGHT([.Q40]; LEN([.Q4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40]-[.S4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5, 0.000000000000000e+00</text:p>
          </table:table-cell>
          <table:table-cell table:formula="of:=RIGHT([.W40]; LEN([.W40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40]-[.Y4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/>
          <table:table-cell table:style-name="Default"/>
          <table:table-cell table:number-columns-repeated="8"/>
          <table:table-cell table:style-name="ce9"/>
          <table:table-cell table:style-name="Default"/>
          <table:table-cell table:number-columns-repeated="4"/>
          <table:table-cell table:style-name="ce9"/>
          <table:table-cell table:style-name="Default"/>
          <table:table-cell table:number-columns-repeated="4"/>
          <table:table-cell table:style-name="ce9"/>
          <table:table-cell table:style-name="Default"/>
          <table:table-cell table:number-columns-repeated="3"/>
        </table:table-row>
      </table:table>
      <table:table table:name="Step 3" table:style-name="ta1">
        <table:table-column table:style-name="co1" table:default-cell-style-name="Default"/>
        <table:table-row table:style-name="ro1">
          <table:table-cell/>
        </table:table-row>
      </table:table>
      <table:table table:name="Step 4" table:style-name="ta1">
        <table:table-column table:style-name="co1" table:default-cell-style-name="ce7"/>
        <table:table-column table:style-name="co1" table:default-cell-style-name="ce8"/>
        <table:table-column table:style-name="co1" table:number-columns-repeated="8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10" table:default-cell-style-name="Default"/>
        <table:table-column table:style-name="co1" table:default-cell-style-name="ce7"/>
        <table:table-column table:style-name="co1" table:default-cell-style-name="ce8"/>
        <table:table-column table:style-name="co1" table:default-cell-style-name="ce10"/>
        <table:table-column table:style-name="co1" table:number-columns-repeated="2" table:default-cell-style-name="Default"/>
        <table:table-row table:style-name="ro1">
          <table:table-cell table:style-name="ce6" office:value-type="string" calcext:value-type="string" table:number-columns-spanned="4" table:number-rows-spanned="1">
            <text:p>a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6" office:value-type="string" calcext:value-type="string" table:number-columns-spanned="3" table:number-rows-spanned="1">
            <text:p>dt</text:p>
          </table:table-cell>
          <table:covered-table-cell table:number-columns-repeated="2"/>
          <table:table-cell/>
          <table:table-cell table:style-name="ce6" office:value-type="string" calcext:value-type="string" table:number-columns-spanned="5" table:number-rows-spanned="1">
            <text:p>RK step 1</text:p>
          </table:table-cell>
          <table:covered-table-cell table:style-name="Default"/>
          <table:covered-table-cell table:number-columns-repeated="3"/>
          <table:table-cell/>
          <table:table-cell table:style-name="ce6" office:value-type="string" calcext:value-type="string" table:number-columns-spanned="5" table:number-rows-spanned="1">
            <text:p>RK step 2</text:p>
          </table:table-cell>
          <table:covered-table-cell table:number-columns-repeated="4"/>
          <table:table-cell/>
          <table:table-cell table:style-name="ce6" office:value-type="string" calcext:value-type="string" table:number-columns-spanned="5" table:number-rows-spanned="1">
            <text:p>RK step 3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a_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 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t_matlab</text:p>
          </table:table-cell>
          <table:table-cell office:value-type="string" calcext:value-type="string">
            <text:p>difference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table:style-name="Default"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</table:table-row>
        <table:table-row table:style-name="ro2">
          <table:table-cell office:value-type="string" calcext:value-type="string">
            <text:p>i, a = -2, 2.051118624277847e+00</text:p>
          </table:table-cell>
          <table:table-cell table:formula="of:=RIGHT([.A3]; LEN([.A3])-10)" office:value-type="string" office:string-value=" 2.051118624277847e+00" calcext:value-type="string">
            <text:p><text:s/>2.051118624277847e+00</text:p>
          </table:table-cell>
          <table:table-cell office:value-type="float" office:value="2.05111862427785" calcext:value-type="float">
            <text:p>2.05111862427785</text:p>
          </table:table-cell>
          <table:table-cell table:formula="of:=ABS([.B3]-[.C3])" office:value-type="float" office:value="0" calcext:value-type="float">
            <text:p>0</text:p>
          </table:table-cell>
          <table:table-cell table:formula="of:=MAX([.D3:.D40])" office:value-type="float" office:value="0" calcext:value-type="float">
            <text:p>0</text:p>
          </table:table-cell>
          <table:table-cell/>
          <table:table-cell table:style-name="ce7" office:value-type="float" office:value="0.0192592542796404" calcext:value-type="float">
            <text:p>0.01925925427964</text:p>
          </table:table-cell>
          <table:table-cell office:value-type="float" office:value="0.0192592542796404" calcext:value-type="float">
            <text:p>0.01925925427964</text:p>
          </table:table-cell>
          <table:table-cell table:formula="of:=[.G3]-[.H3]" office:value-type="float" office:value="0" calcext:value-type="float">
            <text:p>0</text:p>
          </table:table-cell>
          <table:table-cell/>
          <table:table-cell office:value-type="string" calcext:value-type="string">
            <text:p>i, phi1 = -2, 1.323870837051407e+00</text:p>
          </table:table-cell>
          <table:table-cell table:formula="of:=RIGHT([.K3]; LEN([.K3])-13)" office:value-type="string" office:string-value=" 1.323870837051407e+00" calcext:value-type="string">
            <text:p><text:s/>1.323870837051407e+00</text:p>
          </table:table-cell>
          <table:table-cell office:value-type="float" office:value="1.8977650129933" calcext:value-type="float">
            <text:p>1.8977650129933</text:p>
          </table:table-cell>
          <table:table-cell table:formula="of:=[.L3]-[.M3]" office:value-type="float" office:value="-0.573894175941893" calcext:value-type="float">
            <text:p>-0.573894175941893</text:p>
          </table:table-cell>
          <table:table-cell table:formula="of:=MAX([.N3:.N40])" office:value-type="float" office:value="-0.573894175941893" calcext:value-type="float">
            <text:p>-0.573894175941893</text:p>
          </table:table-cell>
          <table:table-cell/>
          <table:table-cell table:style-name="ce7" office:value-type="string" calcext:value-type="string">
            <text:p>i, phi2 = -2, 1.904813956163868e+00</text:p>
          </table:table-cell>
          <table:table-cell table:style-name="ce8" table:formula="of:=RIGHT([.Q3]; LEN([.Q3])-13)" office:value-type="string" office:string-value=" 1.904813956163868e+00" calcext:value-type="string">
            <text:p><text:s/>1.904813956163868e+00</text:p>
          </table:table-cell>
          <table:table-cell office:value-type="float" office:value="1.90481395616387" calcext:value-type="float">
            <text:p>1.90481395616387</text:p>
          </table:table-cell>
          <table:table-cell table:formula="of:=[.R3]-[.S3]" office:value-type="float" office:value="0" calcext:value-type="float">
            <text:p>0</text:p>
          </table:table-cell>
          <table:table-cell table:formula="of:=MAX([.T3:.T40])" office:value-type="float" office:value="0" calcext:value-type="float">
            <text:p>0</text:p>
          </table:table-cell>
          <table:table-cell/>
          <table:table-cell office:value-type="string" calcext:value-type="string">
            <text:p>i, phi = -2, 1.310857738234059e+00</text:p>
          </table:table-cell>
          <table:table-cell table:formula="of:=RIGHT([.W3]; LEN([.W3])-12)" office:value-type="string" office:string-value=" 1.310857738234059e+00" calcext:value-type="string">
            <text:p><text:s/>1.310857738234059e+00</text:p>
          </table:table-cell>
          <table:table-cell table:style-name="Default" office:value-type="float" office:value="1.31085773823406" calcext:value-type="float">
            <text:p>1.31085773823406</text:p>
          </table:table-cell>
          <table:table-cell table:formula="of:=[.X3]-[.Y3]" office:value-type="float" office:value="0" calcext:value-type="float">
            <text:p>0</text:p>
          </table:table-cell>
          <table:table-cell table:formula="of:=MAX([.Z3:.Z40])" office:value-type="float" office:value="6.94831714544543E-023" calcext:value-type="float">
            <text:p>6.94831714544543E-23</text:p>
          </table:table-cell>
        </table:table-row>
        <table:table-row table:style-name="ro2">
          <table:table-cell office:value-type="string" calcext:value-type="string">
            <text:p>i, a = -1, 2.051118624277848e+00</text:p>
          </table:table-cell>
          <table:table-cell table:formula="of:=RIGHT([.A4]; LEN([.A4])-10)" office:value-type="string" office:string-value=" 2.051118624277848e+00" calcext:value-type="string">
            <text:p><text:s/>2.051118624277848e+00</text:p>
          </table:table-cell>
          <table:table-cell office:value-type="float" office:value="2.05111862427785" calcext:value-type="float">
            <text:p>2.05111862427785</text:p>
          </table:table-cell>
          <table:table-cell table:formula="of:=ABS([.B4]-[.C4])" office:value-type="float" office:value="0" calcext:value-type="float">
            <text:p>0</text:p>
          </table:table-cell>
          <table:table-cell table:formula="of:=MIN([.D3:.D40])" office:value-type="float" office:value="0" calcext:value-type="float">
            <text:p>0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i, phi1 = -1, 9.682064486447020e-01</text:p>
          </table:table-cell>
          <table:table-cell table:formula="of:=RIGHT([.K4]; LEN([.K4])-13)" office:value-type="string" office:string-value=" 9.682064486447020e-01" calcext:value-type="string">
            <text:p><text:s/>9.682064486447020e-01</text:p>
          </table:table-cell>
          <table:table-cell office:value-type="float" office:value="1.57494040509396" calcext:value-type="float">
            <text:p>1.57494040509396</text:p>
          </table:table-cell>
          <table:table-cell table:formula="of:=[.L4]-[.M4]" office:value-type="float" office:value="-0.606733956449258" calcext:value-type="float">
            <text:p>-0.606733956449258</text:p>
          </table:table-cell>
          <table:table-cell table:formula="of:=MIN([.N3:.N40])" office:value-type="float" office:value="-0.606733956449258" calcext:value-type="float">
            <text:p>-0.606733956449258</text:p>
          </table:table-cell>
          <table:table-cell/>
          <table:table-cell table:style-name="ce7" office:value-type="string" calcext:value-type="string">
            <text:p>i, phi2 = -1, 1.674292641330323e+00</text:p>
          </table:table-cell>
          <table:table-cell table:style-name="ce8" table:formula="of:=RIGHT([.Q4]; LEN([.Q4])-13)" office:value-type="string" office:string-value=" 1.674292641330323e+00" calcext:value-type="string">
            <text:p><text:s/>1.674292641330323e+00</text:p>
          </table:table-cell>
          <table:table-cell office:value-type="float" office:value="1.67429264133032" calcext:value-type="float">
            <text:p>1.67429264133032</text:p>
          </table:table-cell>
          <table:table-cell table:formula="of:=[.R4]-[.S4]" office:value-type="float" office:value="0" calcext:value-type="float">
            <text:p>0</text:p>
          </table:table-cell>
          <table:table-cell table:formula="of:=MIN([.T3:.T40])" office:value-type="float" office:value="0" calcext:value-type="float">
            <text:p>0</text:p>
          </table:table-cell>
          <table:table-cell/>
          <table:table-cell office:value-type="string" calcext:value-type="string">
            <text:p>i, phi = -1, 1.049596455941089e+00</text:p>
          </table:table-cell>
          <table:table-cell table:formula="of:=RIGHT([.W4]; LEN([.W4])-12)" office:value-type="string" office:string-value=" 1.049596455941089e+00" calcext:value-type="string">
            <text:p><text:s/>1.049596455941089e+00</text:p>
          </table:table-cell>
          <table:table-cell table:style-name="Default" office:value-type="float" office:value="1.04959645594109" calcext:value-type="float">
            <text:p>1.04959645594109</text:p>
          </table:table-cell>
          <table:table-cell table:formula="of:=[.X4]-[.Y4]" office:value-type="float" office:value="0" calcext:value-type="float">
            <text:p>0</text:p>
          </table:table-cell>
          <table:table-cell table:formula="of:=MIN([.Z3:.Z40])" office:value-type="float" office:value="-1.43205643548243E-023" calcext:value-type="float">
            <text:p>-1.43205643548243E-23</text:p>
          </table:table-cell>
        </table:table-row>
        <table:table-row table:style-name="ro2">
          <table:table-cell office:value-type="string" calcext:value-type="string">
            <text:p>i, a = 0, 2.971151994526382e+00</text:p>
          </table:table-cell>
          <table:table-cell table:formula="of:=RIGHT([.A5]; LEN([.A5])-10)" office:value-type="string" office:string-value="2.971151994526382e+00" calcext:value-type="string">
            <text:p>2.971151994526382e+00</text:p>
          </table:table-cell>
          <table:table-cell office:value-type="float" office:value="2.97115199452638" calcext:value-type="float">
            <text:p>2.97115199452638</text:p>
          </table:table-cell>
          <table:table-cell table:formula="of:=ABS([.B5]-[.C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0, 9.605393070127404e-01</text:p>
          </table:table-cell>
          <table:table-cell table:formula="of:=RIGHT([.K5]; LEN([.K5])-13)" office:value-type="string" office:string-value="9.605393070127404e-01" calcext:value-type="string">
            <text:p>9.605393070127404e-01</text:p>
          </table:table-cell>
          <table:table-cell table:number-columns-repeated="10"/>
          <table:table-cell office:value-type="string" calcext:value-type="string">
            <text:p>i, phi = 0, 9.818849755063170e-01</text:p>
          </table:table-cell>
          <table:table-cell table:formula="of:=RIGHT([.W5]; LEN([.W5])-12)" office:value-type="string" office:string-value="9.818849755063170e-01" calcext:value-type="string">
            <text:p>9.818849755063170e-01</text:p>
          </table:table-cell>
          <table:table-cell table:style-name="Default" office:value-type="float" office:value="0.981884975506317" calcext:value-type="float">
            <text:p>0.981884975506317</text:p>
          </table:table-cell>
          <table:table-cell table:formula="of:=[.X5]-[.Y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, 4.272275664567688e+00</text:p>
          </table:table-cell>
          <table:table-cell table:formula="of:=RIGHT([.A6]; LEN([.A6])-10)" office:value-type="string" office:string-value="4.272275664567688e+00" calcext:value-type="string">
            <text:p>4.272275664567688e+00</text:p>
          </table:table-cell>
          <table:table-cell office:value-type="float" office:value="4.27227566456769" calcext:value-type="float">
            <text:p>4.27227566456769</text:p>
          </table:table-cell>
          <table:table-cell table:formula="of:=ABS([.B6]-[.C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, 1.039460692987260e+00</text:p>
          </table:table-cell>
          <table:table-cell table:formula="of:=RIGHT([.K6]; LEN([.K6])-13)" office:value-type="string" office:string-value="1.039460692987260e+00" calcext:value-type="string">
            <text:p>1.039460692987260e+00</text:p>
          </table:table-cell>
          <table:table-cell table:number-columns-repeated="10"/>
          <table:table-cell office:value-type="string" calcext:value-type="string">
            <text:p>i, phi = 1, 1.018115024493683e+00</text:p>
          </table:table-cell>
          <table:table-cell table:formula="of:=RIGHT([.W6]; LEN([.W6])-12)" office:value-type="string" office:string-value="1.018115024493683e+00" calcext:value-type="string">
            <text:p>1.018115024493683e+00</text:p>
          </table:table-cell>
          <table:table-cell table:style-name="Default" office:value-type="float" office:value="1.01811502449368" calcext:value-type="float">
            <text:p>1.01811502449368</text:p>
          </table:table-cell>
          <table:table-cell table:formula="of:=[.X6]-[.Y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, 5.192309034816223e+00</text:p>
          </table:table-cell>
          <table:table-cell table:formula="of:=RIGHT([.A7]; LEN([.A7])-10)" office:value-type="string" office:string-value="5.192309034816223e+00" calcext:value-type="string">
            <text:p>5.192309034816223e+00</text:p>
          </table:table-cell>
          <table:table-cell office:value-type="float" office:value="5.19230903481622" calcext:value-type="float">
            <text:p>5.19230903481622</text:p>
          </table:table-cell>
          <table:table-cell table:formula="of:=ABS([.B7]-[.C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, 1.031793551355298e+00</text:p>
          </table:table-cell>
          <table:table-cell table:formula="of:=RIGHT([.K7]; LEN([.K7])-13)" office:value-type="string" office:string-value="1.031793551355298e+00" calcext:value-type="string">
            <text:p>1.031793551355298e+00</text:p>
          </table:table-cell>
          <table:table-cell table:number-columns-repeated="10"/>
          <table:table-cell office:value-type="string" calcext:value-type="string">
            <text:p>i, phi = 2, 9.504035440589111e-01</text:p>
          </table:table-cell>
          <table:table-cell table:formula="of:=RIGHT([.W7]; LEN([.W7])-12)" office:value-type="string" office:string-value="9.504035440589111e-01" calcext:value-type="string">
            <text:p>9.504035440589111e-01</text:p>
          </table:table-cell>
          <table:table-cell table:style-name="Default" office:value-type="float" office:value="0.950403544058911" calcext:value-type="float">
            <text:p>0.950403544058911</text:p>
          </table:table-cell>
          <table:table-cell table:formula="of:=[.X7]-[.Y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, 5.192309034816222e+00</text:p>
          </table:table-cell>
          <table:table-cell table:formula="of:=RIGHT([.A8]; LEN([.A8])-10)" office:value-type="string" office:string-value="5.192309034816222e+00" calcext:value-type="string">
            <text:p>5.192309034816222e+00</text:p>
          </table:table-cell>
          <table:table-cell office:value-type="float" office:value="5.19230903481622" calcext:value-type="float">
            <text:p>5.19230903481622</text:p>
          </table:table-cell>
          <table:table-cell table:formula="of:=ABS([.B8]-[.C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, 6.761291629485930e-01</text:p>
          </table:table-cell>
          <table:table-cell table:formula="of:=RIGHT([.K8]; LEN([.K8])-13)" office:value-type="string" office:string-value="6.761291629485930e-01" calcext:value-type="string">
            <text:p>6.761291629485930e-01</text:p>
          </table:table-cell>
          <table:table-cell table:number-columns-repeated="10"/>
          <table:table-cell office:value-type="string" calcext:value-type="string">
            <text:p>i, phi = 3, 6.891422617659411e-01</text:p>
          </table:table-cell>
          <table:table-cell table:formula="of:=RIGHT([.W8]; LEN([.W8])-12)" office:value-type="string" office:string-value="6.891422617659411e-01" calcext:value-type="string">
            <text:p>6.891422617659411e-01</text:p>
          </table:table-cell>
          <table:table-cell table:style-name="Default" office:value-type="float" office:value="0.689142261765941" calcext:value-type="float">
            <text:p>0.689142261765941</text:p>
          </table:table-cell>
          <table:table-cell table:formula="of:=[.X8]-[.Y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4, 4.272275664567687e+00</text:p>
          </table:table-cell>
          <table:table-cell table:formula="of:=RIGHT([.A9]; LEN([.A9])-10)" office:value-type="string" office:string-value="4.272275664567687e+00" calcext:value-type="string">
            <text:p>4.272275664567687e+00</text:p>
          </table:table-cell>
          <table:table-cell office:value-type="float" office:value="4.27227566456769" calcext:value-type="float">
            <text:p>4.27227566456769</text:p>
          </table:table-cell>
          <table:table-cell table:formula="of:=ABS([.B9]-[.C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4, 2.408282204537288e-01</text:p>
          </table:table-cell>
          <table:table-cell table:formula="of:=RIGHT([.K9]; LEN([.K9])-13)" office:value-type="string" office:string-value="2.408282204537288e-01" calcext:value-type="string">
            <text:p>2.408282204537288e-01</text:p>
          </table:table-cell>
          <table:table-cell table:number-columns-repeated="10"/>
          <table:table-cell office:value-type="string" calcext:value-type="string">
            <text:p>i, phi = 4, 3.056254691421190e-01</text:p>
          </table:table-cell>
          <table:table-cell table:formula="of:=RIGHT([.W9]; LEN([.W9])-12)" office:value-type="string" office:string-value="3.056254691421190e-01" calcext:value-type="string">
            <text:p>3.056254691421190e-01</text:p>
          </table:table-cell>
          <table:table-cell table:style-name="Default" office:value-type="float" office:value="0.305625469142119" calcext:value-type="float">
            <text:p>0.305625469142119</text:p>
          </table:table-cell>
          <table:table-cell table:formula="of:=[.X9]-[.Y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5, 2.971151994526382e+00</text:p>
          </table:table-cell>
          <table:table-cell table:formula="of:=RIGHT([.A10]; LEN([.A10])-10)" office:value-type="string" office:string-value="2.971151994526382e+00" calcext:value-type="string">
            <text:p>2.971151994526382e+00</text:p>
          </table:table-cell>
          <table:table-cell office:value-type="float" office:value="2.97115199452638" calcext:value-type="float">
            <text:p>2.97115199452638</text:p>
          </table:table-cell>
          <table:table-cell table:formula="of:=ABS([.B10]-[.C1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5, 2.492551759549477e-02</text:p>
          </table:table-cell>
          <table:table-cell table:formula="of:=RIGHT([.K10]; LEN([.K10])-13)" office:value-type="string" office:string-value="2.492551759549477e-02" calcext:value-type="string">
            <text:p>2.492551759549477e-02</text:p>
          </table:table-cell>
          <table:table-cell table:number-columns-repeated="10"/>
          <table:table-cell office:value-type="string" calcext:value-type="string">
            <text:p>i, phi = 5, 4.694681299625297e-02</text:p>
          </table:table-cell>
          <table:table-cell table:formula="of:=RIGHT([.W10]; LEN([.W10])-12)" office:value-type="string" office:string-value="4.694681299625297e-02" calcext:value-type="string">
            <text:p>4.694681299625297e-02</text:p>
          </table:table-cell>
          <table:table-cell table:style-name="Default" office:value-type="float" office:value="0.0469468129962529" calcext:value-type="float">
            <text:p>0.046946812996253</text:p>
          </table:table-cell>
          <table:table-cell table:formula="of:=[.X10]-[.Y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6, 2.051118624277847e+00</text:p>
          </table:table-cell>
          <table:table-cell table:formula="of:=RIGHT([.A11]; LEN([.A11])-10)" office:value-type="string" office:string-value="2.051118624277847e+00" calcext:value-type="string">
            <text:p>2.051118624277847e+00</text:p>
          </table:table-cell>
          <table:table-cell office:value-type="float" office:value="2.05111862427785" calcext:value-type="float">
            <text:p>2.05111862427785</text:p>
          </table:table-cell>
          <table:table-cell table:formula="of:=ABS([.B11]-[.C1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6, 1.293594739875938e-03</text:p>
          </table:table-cell>
          <table:table-cell table:formula="of:=RIGHT([.K11]; LEN([.K11])-13)" office:value-type="string" office:string-value="1.293594739875938e-03" calcext:value-type="string">
            <text:p>1.293594739875938e-03</text:p>
          </table:table-cell>
          <table:table-cell table:number-columns-repeated="10"/>
          <table:table-cell office:value-type="string" calcext:value-type="string">
            <text:p>i, phi = 6, 2.827836140620715e-03</text:p>
          </table:table-cell>
          <table:table-cell table:formula="of:=RIGHT([.W11]; LEN([.W11])-12)" office:value-type="string" office:string-value="2.827836140620715e-03" calcext:value-type="string">
            <text:p>2.827836140620715e-03</text:p>
          </table:table-cell>
          <table:table-cell table:style-name="Default" office:value-type="float" office:value="0.00282783614062071" calcext:value-type="float">
            <text:p>0.002827836140621</text:p>
          </table:table-cell>
          <table:table-cell table:formula="of:=[.X11]-[.Y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7, 2.051118624277847e+00</text:p>
          </table:table-cell>
          <table:table-cell table:formula="of:=RIGHT([.A12]; LEN([.A12])-10)" office:value-type="string" office:string-value="2.051118624277847e+00" calcext:value-type="string">
            <text:p>2.051118624277847e+00</text:p>
          </table:table-cell>
          <table:table-cell office:value-type="float" office:value="2.05111862427785" calcext:value-type="float">
            <text:p>2.05111862427785</text:p>
          </table:table-cell>
          <table:table-cell table:formula="of:=ABS([.B12]-[.C1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7, 5.072392115692810e-05</text:p>
          </table:table-cell>
          <table:table-cell table:formula="of:=RIGHT([.K12]; LEN([.K12])-13)" office:value-type="string" office:string-value="5.072392115692810e-05" calcext:value-type="string">
            <text:p>5.072392115692810e-05</text:p>
          </table:table-cell>
          <table:table-cell table:number-columns-repeated="10"/>
          <table:table-cell office:value-type="string" calcext:value-type="string">
            <text:p>i, phi = 7, 1.373396539527012e-04</text:p>
          </table:table-cell>
          <table:table-cell table:formula="of:=RIGHT([.W12]; LEN([.W12])-12)" office:value-type="string" office:string-value="1.373396539527012e-04" calcext:value-type="string">
            <text:p>1.373396539527012e-04</text:p>
          </table:table-cell>
          <table:table-cell table:style-name="Default" office:value-type="float" office:value="0.000137339653952701" calcext:value-type="float">
            <text:p>0.000137339653953</text:p>
          </table:table-cell>
          <table:table-cell table:formula="of:=[.X12]-[.Y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8, 2.971151994526382e+00</text:p>
          </table:table-cell>
          <table:table-cell table:formula="of:=RIGHT([.A13]; LEN([.A13])-10)" office:value-type="string" office:string-value="2.971151994526382e+00" calcext:value-type="string">
            <text:p>2.971151994526382e+00</text:p>
          </table:table-cell>
          <table:table-cell office:value-type="float" office:value="2.97115199452638" calcext:value-type="float">
            <text:p>2.97115199452638</text:p>
          </table:table-cell>
          <table:table-cell table:formula="of:=ABS([.B13]-[.C1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8, 1.938457372642256e-06</text:p>
          </table:table-cell>
          <table:table-cell table:formula="of:=RIGHT([.K13]; LEN([.K13])-13)" office:value-type="string" office:string-value="1.938457372642256e-06" calcext:value-type="string">
            <text:p>1.938457372642256e-06</text:p>
          </table:table-cell>
          <table:table-cell table:number-columns-repeated="10"/>
          <table:table-cell office:value-type="string" calcext:value-type="string">
            <text:p>i, phi = 8, 8.234495686194584e-06</text:p>
          </table:table-cell>
          <table:table-cell table:formula="of:=RIGHT([.W13]; LEN([.W13])-12)" office:value-type="string" office:string-value="8.234495686194584e-06" calcext:value-type="string">
            <text:p>8.234495686194584e-06</text:p>
          </table:table-cell>
          <table:table-cell office:value-type="float" office:value="0.00000823449568619458" calcext:value-type="float">
            <text:p>8.23E-06</text:p>
          </table:table-cell>
          <table:table-cell table:formula="of:=[.X13]-[.Y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9, 4.272275664567687e+00</text:p>
          </table:table-cell>
          <table:table-cell table:formula="of:=RIGHT([.A14]; LEN([.A14])-10)" office:value-type="string" office:string-value="4.272275664567687e+00" calcext:value-type="string">
            <text:p>4.272275664567687e+00</text:p>
          </table:table-cell>
          <table:table-cell office:value-type="float" office:value="4.27227566456769" calcext:value-type="float">
            <text:p>4.27227566456769</text:p>
          </table:table-cell>
          <table:table-cell table:formula="of:=ABS([.B14]-[.C1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9, -9.642247478686404e-07</text:p>
          </table:table-cell>
          <table:table-cell table:formula="of:=RIGHT([.K14]; LEN([.K14])-13)" office:value-type="string" office:string-value="-9.642247478686404e-07" calcext:value-type="string">
            <text:p>-9.642247478686404e-07</text:p>
          </table:table-cell>
          <table:table-cell table:number-columns-repeated="10"/>
          <table:table-cell office:value-type="string" calcext:value-type="string">
            <text:p>i, phi = 9, -6.825466888707942e-07</text:p>
          </table:table-cell>
          <table:table-cell table:formula="of:=RIGHT([.W14]; LEN([.W14])-12)" office:value-type="string" office:string-value="-6.825466888707942e-07" calcext:value-type="string">
            <text:p>-6.825466888707942e-07</text:p>
          </table:table-cell>
          <table:table-cell office:value-type="float" office:value="-0.000000682546688870793" calcext:value-type="float">
            <text:p>-6.83E-07</text:p>
          </table:table-cell>
          <table:table-cell table:formula="of:=[.X14]-[.Y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0, 5.192309034816223e+00</text:p>
          </table:table-cell>
          <table:table-cell table:formula="of:=RIGHT([.A15]; LEN([.A15])-10)" office:value-type="string" office:string-value=" 5.192309034816223e+00" calcext:value-type="string">
            <text:p><text:s/>5.192309034816223e+00</text:p>
          </table:table-cell>
          <table:table-cell office:value-type="float" office:value="5.19230903481622" calcext:value-type="float">
            <text:p>5.19230903481622</text:p>
          </table:table-cell>
          <table:table-cell table:formula="of:=ABS([.B15]-[.C1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0, 8.978404377975998e-08</text:p>
          </table:table-cell>
          <table:table-cell table:formula="of:=RIGHT([.K15]; LEN([.K15])-13)" office:value-type="string" office:string-value=" 8.978404377975998e-08" calcext:value-type="string">
            <text:p><text:s/>8.978404377975998e-08</text:p>
          </table:table-cell>
          <table:table-cell table:number-columns-repeated="10"/>
          <table:table-cell office:value-type="string" calcext:value-type="string">
            <text:p>i, phi = 10, -3.858214487763942e-07</text:p>
          </table:table-cell>
          <table:table-cell table:formula="of:=RIGHT([.W15]; LEN([.W15])-12)" office:value-type="string" office:string-value=" -3.858214487763942e-07" calcext:value-type="string">
            <text:p><text:s/>-3.858214487763942e-07</text:p>
          </table:table-cell>
          <table:table-cell office:value-type="float" office:value="-0.000000385821448776393" calcext:value-type="float">
            <text:p>-3.86E-07</text:p>
          </table:table-cell>
          <table:table-cell table:formula="of:=[.X15]-[.Y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1, 5.192309034816223e+00</text:p>
          </table:table-cell>
          <table:table-cell table:formula="of:=RIGHT([.A16]; LEN([.A16])-10)" office:value-type="string" office:string-value=" 5.192309034816223e+00" calcext:value-type="string">
            <text:p><text:s/>5.192309034816223e+00</text:p>
          </table:table-cell>
          <table:table-cell office:value-type="float" office:value="5.19230903481622" calcext:value-type="float">
            <text:p>5.19230903481622</text:p>
          </table:table-cell>
          <table:table-cell table:formula="of:=ABS([.B16]-[.C1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1, 1.667761749294006e-07</text:p>
          </table:table-cell>
          <table:table-cell table:formula="of:=RIGHT([.K16]; LEN([.K16])-13)" office:value-type="string" office:string-value=" 1.667761749294006e-07" calcext:value-type="string">
            <text:p><text:s/>1.667761749294006e-07</text:p>
          </table:table-cell>
          <table:table-cell table:number-columns-repeated="10"/>
          <table:table-cell office:value-type="string" calcext:value-type="string">
            <text:p>i, phi = 11, 1.656507390545694e-07</text:p>
          </table:table-cell>
          <table:table-cell table:formula="of:=RIGHT([.W16]; LEN([.W16])-12)" office:value-type="string" office:string-value=" 1.656507390545694e-07" calcext:value-type="string">
            <text:p><text:s/>1.656507390545694e-07</text:p>
          </table:table-cell>
          <table:table-cell office:value-type="float" office:value="0.00000016565073905457" calcext:value-type="float">
            <text:p>1.66E-07</text:p>
          </table:table-cell>
          <table:table-cell table:formula="of:=[.X16]-[.Y1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2, 4.272275664567688e+00</text:p>
          </table:table-cell>
          <table:table-cell table:formula="of:=RIGHT([.A17]; LEN([.A17])-10)" office:value-type="string" office:string-value=" 4.272275664567688e+00" calcext:value-type="string">
            <text:p><text:s/>4.272275664567688e+00</text:p>
          </table:table-cell>
          <table:table-cell office:value-type="float" office:value="4.27227566456769" calcext:value-type="float">
            <text:p>4.27227566456769</text:p>
          </table:table-cell>
          <table:table-cell table:formula="of:=ABS([.B17]-[.C1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2, -7.639683748955556e-09</text:p>
          </table:table-cell>
          <table:table-cell table:formula="of:=RIGHT([.K17]; LEN([.K17])-13)" office:value-type="string" office:string-value=" -7.639683748955556e-09" calcext:value-type="string">
            <text:p><text:s/>-7.639683748955556e-09</text:p>
          </table:table-cell>
          <table:table-cell table:number-columns-repeated="10"/>
          <table:table-cell office:value-type="string" calcext:value-type="string">
            <text:p>i, phi = 12, 5.970737883098605e-08</text:p>
          </table:table-cell>
          <table:table-cell table:formula="of:=RIGHT([.W17]; LEN([.W17])-12)" office:value-type="string" office:string-value=" 5.970737883098605e-08" calcext:value-type="string">
            <text:p><text:s/>5.970737883098605e-08</text:p>
          </table:table-cell>
          <table:table-cell office:value-type="float" office:value="0.000000059707378830986" calcext:value-type="float">
            <text:p>5.97E-08</text:p>
          </table:table-cell>
          <table:table-cell table:formula="of:=[.X17]-[.Y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3, 2.971151994526382e+00</text:p>
          </table:table-cell>
          <table:table-cell table:formula="of:=RIGHT([.A18]; LEN([.A18])-10)" office:value-type="string" office:string-value=" 2.971151994526382e+00" calcext:value-type="string">
            <text:p><text:s/>2.971151994526382e+00</text:p>
          </table:table-cell>
          <table:table-cell office:value-type="float" office:value="2.97115199452638" calcext:value-type="float">
            <text:p>2.97115199452638</text:p>
          </table:table-cell>
          <table:table-cell table:formula="of:=ABS([.B18]-[.C1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3, -8.571810975218632e-09</text:p>
          </table:table-cell>
          <table:table-cell table:formula="of:=RIGHT([.K18]; LEN([.K18])-13)" office:value-type="string" office:string-value=" -8.571810975218632e-09" calcext:value-type="string">
            <text:p><text:s/>-8.571810975218632e-09</text:p>
          </table:table-cell>
          <table:table-cell table:number-columns-repeated="10"/>
          <table:table-cell office:value-type="string" calcext:value-type="string">
            <text:p>i, phi = 13, -1.210202619741443e-08</text:p>
          </table:table-cell>
          <table:table-cell table:formula="of:=RIGHT([.W18]; LEN([.W18])-12)" office:value-type="string" office:string-value=" -1.210202619741443e-08" calcext:value-type="string">
            <text:p><text:s/>-1.210202619741443e-08</text:p>
          </table:table-cell>
          <table:table-cell office:value-type="float" office:value="-0.0000000121020261974145" calcext:value-type="float">
            <text:p>-1.21E-08</text:p>
          </table:table-cell>
          <table:table-cell table:formula="of:=[.X18]-[.Y18]" office:value-type="float" office:value="6.94831714544543E-023" calcext:value-type="float">
            <text:p>6.94831714544543E-23</text:p>
          </table:table-cell>
          <table:table-cell/>
        </table:table-row>
        <table:table-row table:style-name="ro2">
          <table:table-cell office:value-type="string" calcext:value-type="string">
            <text:p>i, a = 14, 2.051118624277848e+00</text:p>
          </table:table-cell>
          <table:table-cell table:formula="of:=RIGHT([.A19]; LEN([.A19])-10)" office:value-type="string" office:string-value=" 2.051118624277848e+00" calcext:value-type="string">
            <text:p><text:s/>2.051118624277848e+00</text:p>
          </table:table-cell>
          <table:table-cell office:value-type="float" office:value="2.05111862427785" calcext:value-type="float">
            <text:p>2.05111862427785</text:p>
          </table:table-cell>
          <table:table-cell table:formula="of:=ABS([.B19]-[.C1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4, 2.287884313640093e-09</text:p>
          </table:table-cell>
          <table:table-cell table:formula="of:=RIGHT([.K19]; LEN([.K19])-13)" office:value-type="string" office:string-value=" 2.287884313640093e-09" calcext:value-type="string">
            <text:p><text:s/>2.287884313640093e-09</text:p>
          </table:table-cell>
          <table:table-cell table:number-columns-repeated="10"/>
          <table:table-cell office:value-type="string" calcext:value-type="string">
            <text:p>i, phi = 14, -3.706956626386083e-10</text:p>
          </table:table-cell>
          <table:table-cell table:formula="of:=RIGHT([.W19]; LEN([.W19])-12)" office:value-type="string" office:string-value=" -3.706956626386083e-10" calcext:value-type="string">
            <text:p><text:s/>-3.706956626386083e-10</text:p>
          </table:table-cell>
          <table:table-cell office:value-type="float" office:value="-0.000000000370695662638594" calcext:value-type="float">
            <text:p>-3.71E-10</text:p>
          </table:table-cell>
          <table:table-cell table:formula="of:=[.X19]-[.Y19]" office:value-type="float" office:value="-1.43205643548243E-023" calcext:value-type="float">
            <text:p>-1.43205643548243E-23</text:p>
          </table:table-cell>
          <table:table-cell/>
        </table:table-row>
        <table:table-row table:style-name="ro2">
          <table:table-cell office:value-type="string" calcext:value-type="string">
            <text:p>i, a = 15, 2.051118624277848e+00</text:p>
          </table:table-cell>
          <table:table-cell table:formula="of:=RIGHT([.A20]; LEN([.A20])-10)" office:value-type="string" office:string-value=" 2.051118624277848e+00" calcext:value-type="string">
            <text:p><text:s/>2.051118624277848e+00</text:p>
          </table:table-cell>
          <table:table-cell office:value-type="float" office:value="2.05111862427785" calcext:value-type="float">
            <text:p>2.05111862427785</text:p>
          </table:table-cell>
          <table:table-cell table:formula="of:=ABS([.B20]-[.C2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5, -3.944076592410962e-10</text:p>
          </table:table-cell>
          <table:table-cell table:formula="of:=RIGHT([.K20]; LEN([.K20])-13)" office:value-type="string" office:string-value=" -3.944076592410962e-10" calcext:value-type="string">
            <text:p><text:s/>-3.944076592410962e-10</text:p>
          </table:table-cell>
          <table:table-cell table:number-columns-repeated="10"/>
          <table:table-cell office:value-type="string" calcext:value-type="string">
            <text:p>i, phi = 15, 5.614212869589270e-10</text:p>
          </table:table-cell>
          <table:table-cell table:formula="of:=RIGHT([.W20]; LEN([.W20])-12)" office:value-type="string" office:string-value=" 5.614212869589270e-10" calcext:value-type="string">
            <text:p><text:s/>5.614212869589270e-10</text:p>
          </table:table-cell>
          <table:table-cell office:value-type="float" office:value="0.000000000561421286958927" calcext:value-type="float">
            <text:p>5.61E-10</text:p>
          </table:table-cell>
          <table:table-cell table:formula="of:=[.X20]-[.Y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6, 2.971151994526381e+00</text:p>
          </table:table-cell>
          <table:table-cell table:formula="of:=RIGHT([.A21]; LEN([.A21])-10)" office:value-type="string" office:string-value=" 2.971151994526381e+00" calcext:value-type="string">
            <text:p><text:s/>2.971151994526381e+00</text:p>
          </table:table-cell>
          <table:table-cell office:value-type="float" office:value="2.97115199452638" calcext:value-type="float">
            <text:p>2.97115199452638</text:p>
          </table:table-cell>
          <table:table-cell table:formula="of:=ABS([.B21]-[.C2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6, 5.689681120894181e-11</text:p>
          </table:table-cell>
          <table:table-cell table:formula="of:=RIGHT([.K21]; LEN([.K21])-13)" office:value-type="string" office:string-value=" 5.689681120894181e-11" calcext:value-type="string">
            <text:p><text:s/>5.689681120894181e-11</text:p>
          </table:table-cell>
          <table:table-cell table:number-columns-repeated="10"/>
          <table:table-cell office:value-type="string" calcext:value-type="string">
            <text:p>i, phi = 16, -8.560579184957358e-11</text:p>
          </table:table-cell>
          <table:table-cell table:formula="of:=RIGHT([.W21]; LEN([.W21])-12)" office:value-type="string" office:string-value=" -8.560579184957358e-11" calcext:value-type="string">
            <text:p><text:s/>-8.560579184957358e-11</text:p>
          </table:table-cell>
          <table:table-cell office:value-type="float" office:value="-0.0000000000856057918495746" calcext:value-type="float">
            <text:p>-8.56E-11</text:p>
          </table:table-cell>
          <table:table-cell table:formula="of:=[.X21]-[.Y21]" office:value-type="float" office:value="1.02105106862014E-024" calcext:value-type="float">
            <text:p>1.02105106862014E-24</text:p>
          </table:table-cell>
          <table:table-cell/>
        </table:table-row>
        <table:table-row table:style-name="ro2">
          <table:table-cell office:value-type="string" calcext:value-type="string">
            <text:p>i, a = 17, 4.272275664567688e+00</text:p>
          </table:table-cell>
          <table:table-cell table:formula="of:=RIGHT([.A22]; LEN([.A22])-10)" office:value-type="string" office:string-value=" 4.272275664567688e+00" calcext:value-type="string">
            <text:p><text:s/>4.272275664567688e+00</text:p>
          </table:table-cell>
          <table:table-cell office:value-type="float" office:value="4.27227566456769" calcext:value-type="float">
            <text:p>4.27227566456769</text:p>
          </table:table-cell>
          <table:table-cell table:formula="of:=ABS([.B22]-[.C2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7, -4.751306108103740e-12</text:p>
          </table:table-cell>
          <table:table-cell table:formula="of:=RIGHT([.K22]; LEN([.K22])-13)" office:value-type="string" office:string-value=" -4.751306108103740e-12" calcext:value-type="string">
            <text:p><text:s/>-4.751306108103740e-12</text:p>
          </table:table-cell>
          <table:table-cell table:number-columns-repeated="10"/>
          <table:table-cell office:value-type="string" calcext:value-type="string">
            <text:p>i, phi = 17, -5.890680442833464e-11</text:p>
          </table:table-cell>
          <table:table-cell table:formula="of:=RIGHT([.W22]; LEN([.W22])-12)" office:value-type="string" office:string-value=" -5.890680442833464e-11" calcext:value-type="string">
            <text:p><text:s/>-5.890680442833464e-11</text:p>
          </table:table-cell>
          <table:table-cell office:value-type="float" office:value="-0.0000000000589068044283345" calcext:value-type="float">
            <text:p>-5.89E-11</text:p>
          </table:table-cell>
          <table:table-cell table:formula="of:=[.X22]-[.Y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8, 5.192309034816222e+00</text:p>
          </table:table-cell>
          <table:table-cell table:formula="of:=RIGHT([.A23]; LEN([.A23])-10)" office:value-type="string" office:string-value=" 5.192309034816222e+00" calcext:value-type="string">
            <text:p><text:s/>5.192309034816222e+00</text:p>
          </table:table-cell>
          <table:table-cell office:value-type="float" office:value="5.19230903481622" calcext:value-type="float">
            <text:p>5.19230903481622</text:p>
          </table:table-cell>
          <table:table-cell table:formula="of:=ABS([.B23]-[.C2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8, 2.112775912327054e-13</text:p>
          </table:table-cell>
          <table:table-cell table:formula="of:=RIGHT([.K23]; LEN([.K23])-13)" office:value-type="string" office:string-value=" 2.112775912327054e-13" calcext:value-type="string">
            <text:p><text:s/>2.112775912327054e-13</text:p>
          </table:table-cell>
          <table:table-cell table:number-columns-repeated="10"/>
          <table:table-cell office:value-type="string" calcext:value-type="string">
            <text:p>i, phi = 18, 3.836381718188014e-11</text:p>
          </table:table-cell>
          <table:table-cell table:formula="of:=RIGHT([.W23]; LEN([.W23])-12)" office:value-type="string" office:string-value=" 3.836381718188014e-11" calcext:value-type="string">
            <text:p><text:s/>3.836381718188014e-11</text:p>
          </table:table-cell>
          <table:table-cell office:value-type="float" office:value="0.0000000000383638171818803" calcext:value-type="float">
            <text:p>3.84E-11</text:p>
          </table:table-cell>
          <table:table-cell table:formula="of:=[.X23]-[.Y23]" office:value-type="float" office:value="-1.61558713389263E-025" calcext:value-type="float">
            <text:p>-1.61558713389263E-25</text:p>
          </table:table-cell>
          <table:table-cell/>
        </table:table-row>
        <table:table-row table:style-name="ro2">
          <table:table-cell office:value-type="string" calcext:value-type="string">
            <text:p>i, a = 19, 5.192309034816223e+00</text:p>
          </table:table-cell>
          <table:table-cell table:formula="of:=RIGHT([.A24]; LEN([.A24])-10)" office:value-type="string" office:string-value=" 5.192309034816223e+00" calcext:value-type="string">
            <text:p><text:s/>5.192309034816223e+00</text:p>
          </table:table-cell>
          <table:table-cell office:value-type="float" office:value="5.19230903481622" calcext:value-type="float">
            <text:p>5.19230903481622</text:p>
          </table:table-cell>
          <table:table-cell table:formula="of:=ABS([.B24]-[.C2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9, -2.961360665871082e-16</text:p>
          </table:table-cell>
          <table:table-cell table:formula="of:=RIGHT([.K24]; LEN([.K24])-13)" office:value-type="string" office:string-value=" -2.961360665871082e-16" calcext:value-type="string">
            <text:p><text:s/>-2.961360665871082e-16</text:p>
          </table:table-cell>
          <table:table-cell table:number-columns-repeated="10"/>
          <table:table-cell office:value-type="string" calcext:value-type="string">
            <text:p>i, phi = 19, -1.036196115716638e-11</text:p>
          </table:table-cell>
          <table:table-cell table:formula="of:=RIGHT([.W24]; LEN([.W24])-12)" office:value-type="string" office:string-value=" -1.036196115716638e-11" calcext:value-type="string">
            <text:p><text:s/>-1.036196115716638e-11</text:p>
          </table:table-cell>
          <table:table-cell office:value-type="float" office:value="-0.0000000000103619611571664" calcext:value-type="float">
            <text:p>-1.04E-11</text:p>
          </table:table-cell>
          <table:table-cell table:formula="of:=[.X24]-[.Y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0, 4.272275664567688e+00</text:p>
          </table:table-cell>
          <table:table-cell table:formula="of:=RIGHT([.A25]; LEN([.A25])-10)" office:value-type="string" office:string-value=" 4.272275664567688e+00" calcext:value-type="string">
            <text:p><text:s/>4.272275664567688e+00</text:p>
          </table:table-cell>
          <table:table-cell office:value-type="float" office:value="4.27227566456769" calcext:value-type="float">
            <text:p>4.27227566456769</text:p>
          </table:table-cell>
          <table:table-cell table:formula="of:=ABS([.B25]-[.C2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0, 7.304086272728226e-18</text:p>
          </table:table-cell>
          <table:table-cell table:formula="of:=RIGHT([.K25]; LEN([.K25])-13)" office:value-type="string" office:string-value=" 7.304086272728226e-18" calcext:value-type="string">
            <text:p><text:s/>7.304086272728226e-18</text:p>
          </table:table-cell>
          <table:table-cell table:number-columns-repeated="10"/>
          <table:table-cell office:value-type="string" calcext:value-type="string">
            <text:p>i, phi = 20, 1.515571425519099e-12</text:p>
          </table:table-cell>
          <table:table-cell table:formula="of:=RIGHT([.W25]; LEN([.W25])-12)" office:value-type="string" office:string-value=" 1.515571425519099e-12" calcext:value-type="string">
            <text:p><text:s/>1.515571425519099e-12</text:p>
          </table:table-cell>
          <table:table-cell office:value-type="float" office:value="0.00000000000151557142551905" calcext:value-type="float">
            <text:p>1.52E-12</text:p>
          </table:table-cell>
          <table:table-cell table:formula="of:=[.X25]-[.Y25]" office:value-type="float" office:value="4.90734591919887E-026" calcext:value-type="float">
            <text:p>4.90734591919887E-26</text:p>
          </table:table-cell>
          <table:table-cell/>
        </table:table-row>
        <table:table-row table:style-name="ro2">
          <table:table-cell office:value-type="string" calcext:value-type="string">
            <text:p>i, a = 21, 2.971151994526382e+00</text:p>
          </table:table-cell>
          <table:table-cell table:formula="of:=RIGHT([.A26]; LEN([.A26])-10)" office:value-type="string" office:string-value=" 2.971151994526382e+00" calcext:value-type="string">
            <text:p><text:s/>2.971151994526382e+00</text:p>
          </table:table-cell>
          <table:table-cell office:value-type="float" office:value="2.97115199452638" calcext:value-type="float">
            <text:p>2.97115199452638</text:p>
          </table:table-cell>
          <table:table-cell table:formula="of:=ABS([.B26]-[.C2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1, -3.365255294751435e-23</text:p>
          </table:table-cell>
          <table:table-cell table:formula="of:=RIGHT([.K26]; LEN([.K26])-13)" office:value-type="string" office:string-value=" -3.365255294751435e-23" calcext:value-type="string">
            <text:p><text:s/>-3.365255294751435e-23</text:p>
          </table:table-cell>
          <table:table-cell table:number-columns-repeated="10"/>
          <table:table-cell office:value-type="string" calcext:value-type="string">
            <text:p>i, phi = 21, -1.254063780162738e-13</text:p>
          </table:table-cell>
          <table:table-cell table:formula="of:=RIGHT([.W26]; LEN([.W26])-12)" office:value-type="string" office:string-value=" -1.254063780162738e-13" calcext:value-type="string">
            <text:p><text:s/>-1.254063780162738e-13</text:p>
          </table:table-cell>
          <table:table-cell office:value-type="float" office:value="-0.000000000000125406378016255" calcext:value-type="float">
            <text:p>-1.25E-13</text:p>
          </table:table-cell>
          <table:table-cell table:formula="of:=[.X26]-[.Y26]" office:value-type="float" office:value="-1.87812004315018E-026" calcext:value-type="float">
            <text:p>-1.87812004315018E-26</text:p>
          </table:table-cell>
          <table:table-cell/>
        </table:table-row>
        <table:table-row table:style-name="ro2">
          <table:table-cell office:value-type="string" calcext:value-type="string">
            <text:p>i, a = 22, 2.051118624277848e+00</text:p>
          </table:table-cell>
          <table:table-cell table:formula="of:=RIGHT([.A27]; LEN([.A27])-10)" office:value-type="string" office:string-value=" 2.051118624277848e+00" calcext:value-type="string">
            <text:p><text:s/>2.051118624277848e+00</text:p>
          </table:table-cell>
          <table:table-cell office:value-type="float" office:value="2.05111862427785" calcext:value-type="float">
            <text:p>2.05111862427785</text:p>
          </table:table-cell>
          <table:table-cell table:formula="of:=ABS([.B27]-[.C2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2, 6.655542434654813e-25</text:p>
          </table:table-cell>
          <table:table-cell table:formula="of:=RIGHT([.K27]; LEN([.K27])-13)" office:value-type="string" office:string-value=" 6.655542434654813e-25" calcext:value-type="string">
            <text:p><text:s/>6.655542434654813e-25</text:p>
          </table:table-cell>
          <table:table-cell table:number-columns-repeated="10"/>
          <table:table-cell office:value-type="string" calcext:value-type="string">
            <text:p>i, phi = 22, 6.632811140676694e-15</text:p>
          </table:table-cell>
          <table:table-cell table:formula="of:=RIGHT([.W27]; LEN([.W27])-12)" office:value-type="string" office:string-value=" 6.632811140676694e-15" calcext:value-type="string">
            <text:p><text:s/>6.632811140676694e-15</text:p>
          </table:table-cell>
          <table:table-cell office:value-type="float" office:value="6.63281114067294E-015" calcext:value-type="float">
            <text:p>6.63E-15</text:p>
          </table:table-cell>
          <table:table-cell table:formula="of:=[.X27]-[.Y27]" office:value-type="float" office:value="3.75340018704157E-027" calcext:value-type="float">
            <text:p>3.75340018704157E-27</text:p>
          </table:table-cell>
          <table:table-cell/>
        </table:table-row>
        <table:table-row table:style-name="ro2">
          <table:table-cell office:value-type="string" calcext:value-type="string">
            <text:p>i, a = 23, 2.051118624277847e+00</text:p>
          </table:table-cell>
          <table:table-cell table:formula="of:=RIGHT([.A28]; LEN([.A28])-10)" office:value-type="string" office:string-value=" 2.051118624277847e+00" calcext:value-type="string">
            <text:p><text:s/>2.051118624277847e+00</text:p>
          </table:table-cell>
          <table:table-cell office:value-type="float" office:value="2.05111862427785" calcext:value-type="float">
            <text:p>2.05111862427785</text:p>
          </table:table-cell>
          <table:table-cell table:formula="of:=ABS([.B28]-[.C2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3, -5.163760645779636e-27</text:p>
          </table:table-cell>
          <table:table-cell table:formula="of:=RIGHT([.K28]; LEN([.K28])-13)" office:value-type="string" office:string-value=" -5.163760645779636e-27" calcext:value-type="string">
            <text:p><text:s/>-5.163760645779636e-27</text:p>
          </table:table-cell>
          <table:table-cell table:number-columns-repeated="10"/>
          <table:table-cell office:value-type="string" calcext:value-type="string">
            <text:p>i, phi = 23, -2.875321495817705e-16</text:p>
          </table:table-cell>
          <table:table-cell table:formula="of:=RIGHT([.W28]; LEN([.W28])-12)" office:value-type="string" office:string-value=" -2.875321495817705e-16" calcext:value-type="string">
            <text:p><text:s/>-2.875321495817705e-16</text:p>
          </table:table-cell>
          <table:table-cell office:value-type="float" office:value="-2.87532149581075E-016" calcext:value-type="float">
            <text:p>-2.88E-16</text:p>
          </table:table-cell>
          <table:table-cell table:formula="of:=[.X28]-[.Y28]" office:value-type="float" office:value="-6.95479495565475E-028" calcext:value-type="float">
            <text:p>-6.95479495565475E-28</text:p>
          </table:table-cell>
          <table:table-cell/>
        </table:table-row>
        <table:table-row table:style-name="ro2">
          <table:table-cell office:value-type="string" calcext:value-type="string">
            <text:p>i, a = 24, 2.971151994526381e+00</text:p>
          </table:table-cell>
          <table:table-cell table:formula="of:=RIGHT([.A29]; LEN([.A29])-10)" office:value-type="string" office:string-value=" 2.971151994526381e+00" calcext:value-type="string">
            <text:p><text:s/>2.971151994526381e+00</text:p>
          </table:table-cell>
          <table:table-cell office:value-type="float" office:value="2.97115199452638" calcext:value-type="float">
            <text:p>2.97115199452638</text:p>
          </table:table-cell>
          <table:table-cell table:formula="of:=ABS([.B29]-[.C2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4, 1.461783045618791e-28</text:p>
          </table:table-cell>
          <table:table-cell table:formula="of:=RIGHT([.K29]; LEN([.K29])-13)" office:value-type="string" office:string-value=" 1.461783045618791e-28" calcext:value-type="string">
            <text:p><text:s/>1.461783045618791e-28</text:p>
          </table:table-cell>
          <table:table-cell table:number-columns-repeated="10"/>
          <table:table-cell office:value-type="string" calcext:value-type="string">
            <text:p>i, phi = 24, 8.370216013260100e-18</text:p>
          </table:table-cell>
          <table:table-cell table:formula="of:=RIGHT([.W29]; LEN([.W29])-12)" office:value-type="string" office:string-value=" 8.370216013260100e-18" calcext:value-type="string">
            <text:p><text:s/>8.370216013260100e-18</text:p>
          </table:table-cell>
          <table:table-cell office:value-type="float" office:value="8.37021601312564E-018" calcext:value-type="float">
            <text:p>8.37E-18</text:p>
          </table:table-cell>
          <table:table-cell table:formula="of:=[.X29]-[.Y29]" office:value-type="float" office:value="1.34459184253384E-028" calcext:value-type="float">
            <text:p>1.34459184253384E-28</text:p>
          </table:table-cell>
          <table:table-cell/>
        </table:table-row>
        <table:table-row table:style-name="ro2">
          <table:table-cell office:value-type="string" calcext:value-type="string">
            <text:p>i, a = 25, 4.272275664567687e+00</text:p>
          </table:table-cell>
          <table:table-cell table:formula="of:=RIGHT([.A30]; LEN([.A30])-10)" office:value-type="string" office:string-value=" 4.272275664567687e+00" calcext:value-type="string">
            <text:p><text:s/>4.272275664567687e+00</text:p>
          </table:table-cell>
          <table:table-cell office:value-type="float" office:value="4.27227566456769" calcext:value-type="float">
            <text:p>4.27227566456769</text:p>
          </table:table-cell>
          <table:table-cell table:formula="of:=ABS([.B30]-[.C3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5, -2.286317495823199e-30</text:p>
          </table:table-cell>
          <table:table-cell table:formula="of:=RIGHT([.K30]; LEN([.K30])-13)" office:value-type="string" office:string-value=" -2.286317495823199e-30" calcext:value-type="string">
            <text:p><text:s/>-2.286317495823199e-30</text:p>
          </table:table-cell>
          <table:table-cell table:number-columns-repeated="10"/>
          <table:table-cell office:value-type="string" calcext:value-type="string">
            <text:p>i, phi = 25, -1.562868103224017e-20</text:p>
          </table:table-cell>
          <table:table-cell table:formula="of:=RIGHT([.W30]; LEN([.W30])-12)" office:value-type="string" office:string-value=" -1.562868103224017e-20" calcext:value-type="string">
            <text:p><text:s/>-1.562868103224017e-20</text:p>
          </table:table-cell>
          <table:table-cell office:value-type="float" office:value="-1.5628681010727E-020" calcext:value-type="float">
            <text:p>-1.56E-20</text:p>
          </table:table-cell>
          <table:table-cell table:formula="of:=[.X30]-[.Y30]" office:value-type="float" office:value="-2.15131731280712E-029" calcext:value-type="float">
            <text:p>-2.15131731280712E-29</text:p>
          </table:table-cell>
          <table:table-cell/>
        </table:table-row>
        <table:table-row table:style-name="ro2">
          <table:table-cell office:value-type="string" calcext:value-type="string">
            <text:p>i, a = 26, 5.192309034816222e+00</text:p>
          </table:table-cell>
          <table:table-cell table:formula="of:=RIGHT([.A31]; LEN([.A31])-10)" office:value-type="string" office:string-value=" 5.192309034816222e+00" calcext:value-type="string">
            <text:p><text:s/>5.192309034816222e+00</text:p>
          </table:table-cell>
          <table:table-cell office:value-type="float" office:value="5.19230903481622" calcext:value-type="float">
            <text:p>5.19230903481622</text:p>
          </table:table-cell>
          <table:table-cell table:formula="of:=ABS([.B31]-[.C3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6, 3.854776950438321e-32</text:p>
          </table:table-cell>
          <table:table-cell table:formula="of:=RIGHT([.K31]; LEN([.K31])-13)" office:value-type="string" office:string-value=" 3.854776950438321e-32" calcext:value-type="string">
            <text:p><text:s/>3.854776950438321e-32</text:p>
          </table:table-cell>
          <table:table-cell table:number-columns-repeated="10"/>
          <table:table-cell office:value-type="string" calcext:value-type="string">
            <text:p>i, phi = 26, 3.420000610750783e-22</text:p>
          </table:table-cell>
          <table:table-cell table:formula="of:=RIGHT([.W31]; LEN([.W31])-12)" office:value-type="string" office:string-value=" 3.420000610750783e-22" calcext:value-type="string">
            <text:p><text:s/>3.420000610750783e-22</text:p>
          </table:table-cell>
          <table:table-cell office:value-type="float" office:value="3.42000058325355E-022" calcext:value-type="float">
            <text:p>3.42E-22</text:p>
          </table:table-cell>
          <table:table-cell table:formula="of:=[.X31]-[.Y31]" office:value-type="float" office:value="2.74972334437005E-030" calcext:value-type="float">
            <text:p>2.74972334437005E-30</text:p>
          </table:table-cell>
          <table:table-cell/>
        </table:table-row>
        <table:table-row table:style-name="ro2">
          <table:table-cell office:value-type="string" calcext:value-type="string">
            <text:p>i, a = 27, 5.192309034816223e+00</text:p>
          </table:table-cell>
          <table:table-cell table:formula="of:=RIGHT([.A32]; LEN([.A32])-10)" office:value-type="string" office:string-value=" 5.192309034816223e+00" calcext:value-type="string">
            <text:p><text:s/>5.192309034816223e+00</text:p>
          </table:table-cell>
          <table:table-cell office:value-type="float" office:value="5.19230903481622" calcext:value-type="float">
            <text:p>5.19230903481622</text:p>
          </table:table-cell>
          <table:table-cell table:formula="of:=ABS([.B32]-[.C3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7, -6.142786229604124e-35</text:p>
          </table:table-cell>
          <table:table-cell table:formula="of:=RIGHT([.K32]; LEN([.K32])-13)" office:value-type="string" office:string-value=" -6.142786229604124e-35" calcext:value-type="string">
            <text:p><text:s/>-6.142786229604124e-35</text:p>
          </table:table-cell>
          <table:table-cell table:number-columns-repeated="10"/>
          <table:table-cell office:value-type="string" calcext:value-type="string">
            <text:p>i, phi = 27, -3.170967465793527e-27</text:p>
          </table:table-cell>
          <table:table-cell table:formula="of:=RIGHT([.W32]; LEN([.W32])-12)" office:value-type="string" office:string-value=" -3.170967465793527e-27" calcext:value-type="string">
            <text:p><text:s/>-3.170967465793527e-27</text:p>
          </table:table-cell>
          <table:table-cell office:value-type="float" office:value="-3.17071344539614E-027" calcext:value-type="float">
            <text:p>-3.17E-27</text:p>
          </table:table-cell>
          <table:table-cell table:formula="of:=[.X32]-[.Y32]" office:value-type="float" office:value="-2.54020397386777E-031" calcext:value-type="float">
            <text:p>-2.54020397386777E-31</text:p>
          </table:table-cell>
          <table:table-cell/>
        </table:table-row>
        <table:table-row table:style-name="ro2">
          <table:table-cell office:value-type="string" calcext:value-type="string">
            <text:p>i, a = 28, 4.272275664567688e+00</text:p>
          </table:table-cell>
          <table:table-cell table:formula="of:=RIGHT([.A33]; LEN([.A33])-10)" office:value-type="string" office:string-value=" 4.272275664567688e+00" calcext:value-type="string">
            <text:p><text:s/>4.272275664567688e+00</text:p>
          </table:table-cell>
          <table:table-cell office:value-type="float" office:value="4.27227566456769" calcext:value-type="float">
            <text:p>4.27227566456769</text:p>
          </table:table-cell>
          <table:table-cell table:formula="of:=ABS([.B33]-[.C3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8, 2.004220010676156e-36</text:p>
          </table:table-cell>
          <table:table-cell table:formula="of:=RIGHT([.K33]; LEN([.K33])-13)" office:value-type="string" office:string-value=" 2.004220010676156e-36" calcext:value-type="string">
            <text:p><text:s/>2.004220010676156e-36</text:p>
          </table:table-cell>
          <table:table-cell table:number-columns-repeated="10"/>
          <table:table-cell office:value-type="string" calcext:value-type="string">
            <text:p>i, phi = 28, 6.195772233486450e-29</text:p>
          </table:table-cell>
          <table:table-cell table:formula="of:=RIGHT([.W33]; LEN([.W33])-12)" office:value-type="string" office:string-value=" 6.195772233486450e-29" calcext:value-type="string">
            <text:p><text:s/>6.195772233486450e-29</text:p>
          </table:table-cell>
          <table:table-cell office:value-type="float" office:value="6.19429061383475E-029" calcext:value-type="float">
            <text:p>6.19E-29</text:p>
          </table:table-cell>
          <table:table-cell table:formula="of:=[.X33]-[.Y33]" office:value-type="float" office:value="1.481619651699E-032" calcext:value-type="float">
            <text:p>1.481619651699E-32</text:p>
          </table:table-cell>
          <table:table-cell/>
        </table:table-row>
        <table:table-row table:style-name="ro2">
          <table:table-cell office:value-type="string" calcext:value-type="string">
            <text:p>i, a = 29, 2.971151994526386e+00</text:p>
          </table:table-cell>
          <table:table-cell table:formula="of:=RIGHT([.A34]; LEN([.A34])-10)" office:value-type="string" office:string-value=" 2.971151994526386e+00" calcext:value-type="string">
            <text:p><text:s/>2.971151994526386e+00</text:p>
          </table:table-cell>
          <table:table-cell office:value-type="float" office:value="2.97115199452639" calcext:value-type="float">
            <text:p>2.97115199452639</text:p>
          </table:table-cell>
          <table:table-cell table:formula="of:=ABS([.B34]-[.C3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9, -3.835042302754647e-38</text:p>
          </table:table-cell>
          <table:table-cell table:formula="of:=RIGHT([.K34]; LEN([.K34])-13)" office:value-type="string" office:string-value=" -3.835042302754647e-38" calcext:value-type="string">
            <text:p><text:s/>-3.835042302754647e-38</text:p>
          </table:table-cell>
          <table:table-cell table:number-columns-repeated="10"/>
          <table:table-cell office:value-type="string" calcext:value-type="string">
            <text:p>i, phi = 29, -5.170242114559006e-31</text:p>
          </table:table-cell>
          <table:table-cell table:formula="of:=RIGHT([.W34]; LEN([.W34])-12)" office:value-type="string" office:string-value=" -5.170242114559006e-31" calcext:value-type="string">
            <text:p><text:s/>-5.170242114559006e-31</text:p>
          </table:table-cell>
          <table:table-cell office:value-type="float" office:value="-5.16488592933566E-031" calcext:value-type="float">
            <text:p>-5.16E-31</text:p>
          </table:table-cell>
          <table:table-cell table:formula="of:=[.X34]-[.Y34]" office:value-type="float" office:value="-5.35618522334594E-034" calcext:value-type="float">
            <text:p>-5.35618522334594E-34</text:p>
          </table:table-cell>
          <table:table-cell/>
        </table:table-row>
        <table:table-row table:style-name="ro2">
          <table:table-cell office:value-type="string" calcext:value-type="string">
            <text:p>i, a = 30, 2.051118624277848e+00</text:p>
          </table:table-cell>
          <table:table-cell table:formula="of:=RIGHT([.A35]; LEN([.A35])-10)" office:value-type="string" office:string-value=" 2.051118624277848e+00" calcext:value-type="string">
            <text:p><text:s/>2.051118624277848e+00</text:p>
          </table:table-cell>
          <table:table-cell office:value-type="float" office:value="2.05111862427785" calcext:value-type="float">
            <text:p>2.05111862427785</text:p>
          </table:table-cell>
          <table:table-cell table:formula="of:=ABS([.B35]-[.C3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0, 4.448432477887832e-40</text:p>
          </table:table-cell>
          <table:table-cell table:formula="of:=RIGHT([.K35]; LEN([.K35])-13)" office:value-type="string" office:string-value=" 4.448432477887832e-40" calcext:value-type="string">
            <text:p><text:s/>4.448432477887832e-40</text:p>
          </table:table-cell>
          <table:table-cell table:number-columns-repeated="10"/>
          <table:table-cell office:value-type="string" calcext:value-type="string">
            <text:p>i, phi = 30, 8.476584962033463e-33</text:p>
          </table:table-cell>
          <table:table-cell table:formula="of:=RIGHT([.W35]; LEN([.W35])-12)" office:value-type="string" office:string-value=" 8.476584962033463e-33" calcext:value-type="string">
            <text:p><text:s/>8.476584962033463e-33</text:p>
          </table:table-cell>
          <table:table-cell office:value-type="float" office:value="8.46439009258915E-033" calcext:value-type="float">
            <text:p>8.46E-33</text:p>
          </table:table-cell>
          <table:table-cell table:formula="of:=[.X35]-[.Y35]" office:value-type="float" office:value="1.21948694443143E-035" calcext:value-type="float">
            <text:p>1.21948694443143E-35</text:p>
          </table:table-cell>
          <table:table-cell/>
        </table:table-row>
        <table:table-row table:style-name="ro2">
          <table:table-cell office:value-type="string" calcext:value-type="string">
            <text:p>i, a = 31, 2.051118624277847e+00</text:p>
          </table:table-cell>
          <table:table-cell table:formula="of:=RIGHT([.A36]; LEN([.A36])-10)" office:value-type="string" office:string-value=" 2.051118624277847e+00" calcext:value-type="string">
            <text:p><text:s/>2.051118624277847e+00</text:p>
          </table:table-cell>
          <table:table-cell office:value-type="float" office:value="2.05111862427785" calcext:value-type="float">
            <text:p>2.05111862427785</text:p>
          </table:table-cell>
          <table:table-cell table:formula="of:=ABS([.B36]-[.C3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1, 0.000000000000000e+00</text:p>
          </table:table-cell>
          <table:table-cell table:formula="of:=RIGHT([.K36]; LEN([.K36])-13)" office:value-type="string" office:string-value=" 0.000000000000000e+00" calcext:value-type="string">
            <text:p><text:s/>0.000000000000000e+00</text:p>
          </table:table-cell>
          <table:table-cell table:number-columns-repeated="10"/>
          <table:table-cell office:value-type="string" calcext:value-type="string">
            <text:p>i, phi = 31, -1.071692083287092e-34</text:p>
          </table:table-cell>
          <table:table-cell table:formula="of:=RIGHT([.W36]; LEN([.W36])-12)" office:value-type="string" office:string-value=" -1.071692083287092e-34" calcext:value-type="string">
            <text:p><text:s/>-1.071692083287092e-34</text:p>
          </table:table-cell>
          <table:table-cell office:value-type="float" office:value="-1.06995254510636E-034" calcext:value-type="float">
            <text:p>-1.07E-34</text:p>
          </table:table-cell>
          <table:table-cell table:formula="of:=[.X36]-[.Y36]" office:value-type="float" office:value="-1.73953818073196E-037" calcext:value-type="float">
            <text:p>-1.73953818073196E-37</text:p>
          </table:table-cell>
          <table:table-cell/>
        </table:table-row>
        <table:table-row table:style-name="ro2">
          <table:table-cell office:value-type="string" calcext:value-type="string">
            <text:p>i, a = 32, 2.971151994526383e+00</text:p>
          </table:table-cell>
          <table:table-cell table:formula="of:=RIGHT([.A37]; LEN([.A37])-10)" office:value-type="string" office:string-value=" 2.971151994526383e+00" calcext:value-type="string">
            <text:p><text:s/>2.971151994526383e+00</text:p>
          </table:table-cell>
          <table:table-cell office:value-type="float" office:value="2.97115199452638" calcext:value-type="float">
            <text:p>2.97115199452638</text:p>
          </table:table-cell>
          <table:table-cell table:formula="of:=ABS([.B37]-[.C3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2, 0.000000000000000e+00</text:p>
          </table:table-cell>
          <table:table-cell table:formula="of:=RIGHT([.K37]; LEN([.K37])-13)" office:value-type="string" office:string-value=" 0.000000000000000e+00" calcext:value-type="string">
            <text:p><text:s/>0.000000000000000e+00</text:p>
          </table:table-cell>
          <table:table-cell table:number-columns-repeated="10"/>
          <table:table-cell office:value-type="string" calcext:value-type="string">
            <text:p>i, phi = 32, 1.533535537271292e-36</text:p>
          </table:table-cell>
          <table:table-cell table:formula="of:=RIGHT([.W37]; LEN([.W37])-12)" office:value-type="string" office:string-value=" 1.533535537271292e-36" calcext:value-type="string">
            <text:p><text:s/>1.533535537271292e-36</text:p>
          </table:table-cell>
          <table:table-cell office:value-type="float" office:value="1.53353553727129E-036" calcext:value-type="float">
            <text:p>1.53E-36</text:p>
          </table:table-cell>
          <table:table-cell table:formula="of:=[.X37]-[.Y3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3, 4.272275664567684e+00</text:p>
          </table:table-cell>
          <table:table-cell table:formula="of:=RIGHT([.A38]; LEN([.A38])-10)" office:value-type="string" office:string-value=" 4.272275664567684e+00" calcext:value-type="string">
            <text:p><text:s/>4.272275664567684e+00</text:p>
          </table:table-cell>
          <table:table-cell office:value-type="float" office:value="4.27227566456768" calcext:value-type="float">
            <text:p>4.27227566456768</text:p>
          </table:table-cell>
          <table:table-cell table:formula="of:=ABS([.B38]-[.C3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3, 0.000000000000000e+00</text:p>
          </table:table-cell>
          <table:table-cell table:formula="of:=RIGHT([.K38]; LEN([.K38])-13)" office:value-type="string" office:string-value=" 0.000000000000000e+00" calcext:value-type="string">
            <text:p><text:s/>0.000000000000000e+00</text:p>
          </table:table-cell>
          <table:table-cell table:number-columns-repeated="10"/>
          <table:table-cell office:value-type="string" calcext:value-type="string">
            <text:p>i, phi = 33, 1.533535537271292e-36</text:p>
          </table:table-cell>
          <table:table-cell table:formula="of:=RIGHT([.W38]; LEN([.W38])-12)" office:value-type="string" office:string-value=" 1.533535537271292e-36" calcext:value-type="string">
            <text:p><text:s/>1.533535537271292e-36</text:p>
          </table:table-cell>
          <table:table-cell office:value-type="float" office:value="1.53353553727129E-036" calcext:value-type="float">
            <text:p>1.53E-36</text:p>
          </table:table-cell>
          <table:table-cell table:formula="of:=[.X38]-[.Y3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4, 5.192309034816221e+00</text:p>
          </table:table-cell>
          <table:table-cell table:formula="of:=RIGHT([.A39]; LEN([.A39])-10)" office:value-type="string" office:string-value=" 5.192309034816221e+00" calcext:value-type="string">
            <text:p><text:s/>5.192309034816221e+00</text:p>
          </table:table-cell>
          <table:table-cell office:value-type="float" office:value="5.19230903481622" calcext:value-type="float">
            <text:p>5.19230903481622</text:p>
          </table:table-cell>
          <table:table-cell table:formula="of:=ABS([.B39]-[.C3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4, 0.000000000000000e+00</text:p>
          </table:table-cell>
          <table:table-cell table:formula="of:=RIGHT([.K39]; LEN([.K39])-13)" office:value-type="string" office:string-value=" 0.000000000000000e+00" calcext:value-type="string">
            <text:p><text:s/>0.000000000000000e+00</text:p>
          </table:table-cell>
          <table:table-cell table:number-columns-repeated="10"/>
          <table:table-cell office:value-type="string" calcext:value-type="string">
            <text:p>i, phi = 34, -1.071692083287092e-34</text:p>
          </table:table-cell>
          <table:table-cell table:formula="of:=RIGHT([.W39]; LEN([.W39])-12)" office:value-type="string" office:string-value=" -1.071692083287092e-34" calcext:value-type="string">
            <text:p><text:s/>-1.071692083287092e-34</text:p>
          </table:table-cell>
          <table:table-cell office:value-type="float" office:value="-1.06995254510636E-034" calcext:value-type="float">
            <text:p>-1.07E-34</text:p>
          </table:table-cell>
          <table:table-cell table:formula="of:=[.X39]-[.Y39]" office:value-type="float" office:value="-1.73953818073196E-037" calcext:value-type="float">
            <text:p>-1.73953818073196E-37</text:p>
          </table:table-cell>
          <table:table-cell/>
        </table:table-row>
        <table:table-row table:style-name="ro2">
          <table:table-cell office:value-type="string" calcext:value-type="string">
            <text:p>i, a = 35, 5.192309034816223e+00</text:p>
          </table:table-cell>
          <table:table-cell table:formula="of:=RIGHT([.A40]; LEN([.A40])-10)" office:value-type="string" office:string-value=" 5.192309034816223e+00" calcext:value-type="string">
            <text:p><text:s/>5.192309034816223e+00</text:p>
          </table:table-cell>
          <table:table-cell office:value-type="float" office:value="5.19230903481622" calcext:value-type="float">
            <text:p>5.19230903481622</text:p>
          </table:table-cell>
          <table:table-cell table:formula="of:=ABS([.B40]-[.C4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5, 4.448432477887832e-40</text:p>
          </table:table-cell>
          <table:table-cell table:formula="of:=RIGHT([.K40]; LEN([.K40])-13)" office:value-type="string" office:string-value=" 4.448432477887832e-40" calcext:value-type="string">
            <text:p><text:s/>4.448432477887832e-40</text:p>
          </table:table-cell>
          <table:table-cell table:number-columns-repeated="10"/>
          <table:table-cell office:value-type="string" calcext:value-type="string">
            <text:p>i, phi = 35, 8.476584962033463e-33</text:p>
          </table:table-cell>
          <table:table-cell table:formula="of:=RIGHT([.W40]; LEN([.W40])-12)" office:value-type="string" office:string-value=" 8.476584962033463e-33" calcext:value-type="string">
            <text:p><text:s/>8.476584962033463e-33</text:p>
          </table:table-cell>
          <table:table-cell office:value-type="float" office:value="8.46439009258915E-033" calcext:value-type="float">
            <text:p>8.46E-33</text:p>
          </table:table-cell>
          <table:table-cell table:formula="of:=[.X40]-[.Y40]" office:value-type="float" office:value="1.21948694443143E-035" calcext:value-type="float">
            <text:p>1.21948694443143E-35</text:p>
          </table:table-cell>
          <table:table-cell/>
        </table:table-row>
        <table:table-row table:style-name="ro1">
          <table:table-cell table:style-name="ce9"/>
          <table:table-cell table:style-name="Default"/>
          <table:table-cell table:number-columns-repeated="8"/>
          <table:table-cell table:style-name="ce9"/>
          <table:table-cell table:style-name="Default"/>
          <table:table-cell table:number-columns-repeated="10"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 style:data-style-name="N2" text:time-value="00:19:23.195678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3:52:22.998700307</meta:creation-date>
    <dc:date>2018-03-27T00:28:50.819272949</dc:date>
    <meta:editing-duration>PT1H12M21S</meta:editing-duration>
    <meta:editing-cycles>16</meta:editing-cycles>
    <meta:generator>LibreOffice/5.4.5.1$Linux_X86_64 LibreOffice_project/40m0$Build-1</meta:generator>
    <meta:document-statistic meta:table-count="4" meta:cell-count="1718" meta:object-count="0"/>
  </office:meta>
</office:document-meta>
</file>